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72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9846in"/>
    </style:style>
    <style:style style:name="co5" style:family="table-column">
      <style:table-column-properties fo:break-before="auto" style:column-width="0.9917in"/>
    </style:style>
    <style:style style:name="co6" style:family="table-column">
      <style:table-column-properties fo:break-before="auto" style:column-width="1.0091in"/>
    </style:style>
    <style:style style:name="co7" style:family="table-column">
      <style:table-column-properties fo:break-before="auto" style:column-width="0.6693in"/>
    </style:style>
    <style:style style:name="co8" style:family="table-column">
      <style:table-column-properties fo:break-before="auto" style:column-width="0.3035in"/>
    </style:style>
    <style:style style:name="co9" style:family="table-column">
      <style:table-column-properties fo:break-before="auto" style:column-width="0.9736in"/>
    </style:style>
    <style:style style:name="co10" style:family="table-column">
      <style:table-column-properties fo:break-before="auto" style:column-width="1.1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DB2000_F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1" table:default-cell-style-name="ce2"/>
        <table:table-column table:style-name="co9" table:default-cell-style-name="ce2"/>
        <table:table-column table:style-name="co1" table:number-columns-repeated="3" table:default-cell-style-name="Default"/>
        <table:table-row table:style-name="ro1" table:number-rows-repeated="10"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B1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DB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2">
            <text:p>k</text:p>
          </table:table-cell>
          <table:table-cell table:style-name="ce1" office:value-type="string" calcext:value-type="string" table:number-columns-spanned="1" table:number-rows-spanned="2">
            <text:p>EER</text:p>
          </table:table-cell>
          <table:table-cell table:style-name="ce1" office:value-type="string" calcext:value-type="string" table:number-columns-spanned="1" table:number-rows-spanned="2">
            <text:p>Precision @ k</text:p>
          </table:table-cell>
          <table:table-cell table:style-name="ce1" office:value-type="string" calcext:value-type="string" table:number-columns-spanned="3" table:number-rows-spanned="1">
            <text:p>Exec Time (s)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1" table:number-rows-spanned="2">
            <text:p>k</text:p>
          </table:table-cell>
          <table:table-cell table:style-name="ce1" office:value-type="string" calcext:value-type="string" table:number-columns-spanned="1" table:number-rows-spanned="2">
            <text:p>EER</text:p>
          </table:table-cell>
          <table:table-cell table:style-name="ce1" office:value-type="string" calcext:value-type="string" table:number-columns-spanned="1" table:number-rows-spanned="2">
            <text:p>Precision @ k</text:p>
          </table:table-cell>
          <table:table-cell table:style-name="ce1" office:value-type="string" calcext:value-type="string" table:number-columns-spanned="3" table:number-rows-spanned="1">
            <text:p>Exec Time (s)</text:p>
          </table:table-cell>
          <table:covered-table-cell table:number-columns-repeated="2" table:style-name="ce1"/>
        </table:table-row>
        <table:table-row table:style-name="ro1">
          <table:table-cell table:number-columns-repeated="3"/>
          <table:covered-table-cell table:number-columns-repeated="3" table:style-name="ce1"/>
          <table:table-cell table:style-name="ce1" office:value-type="string" calcext:value-type="string">
            <text:p>Retrieval</text:p>
          </table:table-cell>
          <table:table-cell table:style-name="ce1" office:value-type="string" calcext:value-type="string">
            <text:p>Scoring</text:p>
          </table:table-cell>
          <table:table-cell table:style-name="ce1" office:value-type="string" calcext:value-type="string">
            <text:p>Total</text:p>
          </table:table-cell>
          <table:table-cell/>
          <table:covered-table-cell table:number-columns-repeated="3" table:style-name="ce1"/>
          <table:table-cell table:style-name="ce1" office:value-type="string" calcext:value-type="string">
            <text:p>Retrieval</text:p>
          </table:table-cell>
          <table:table-cell table:style-name="ce1" office:value-type="string" calcext:value-type="string">
            <text:p>Scoring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percentage" office:value="0.6586" calcext:value-type="percentage">
            <text:p>65.86%</text:p>
          </table:table-cell>
          <table:table-cell office:value-type="percentage" office:value="0.7581" calcext:value-type="percentage">
            <text:p>75.81%</text:p>
          </table:table-cell>
          <table:table-cell office:value-type="float" office:value="8.17" calcext:value-type="float">
            <text:p>8.17</text:p>
          </table:table-cell>
          <table:table-cell office:value-type="float" office:value="1.47" calcext:value-type="float">
            <text:p>1.47</text:p>
          </table:table-cell>
          <table:table-cell table:formula="of:=[.G14]+[.H14]" office:value-type="float" office:value="9.64" calcext:value-type="float">
            <text:p>9.64</text:p>
          </table:table-cell>
          <table:table-cell/>
          <table:table-cell office:value-type="float" office:value="3" calcext:value-type="float">
            <text:p>3</text:p>
          </table:table-cell>
          <table:table-cell office:value-type="percentage" office:value="0.63515" calcext:value-type="percentage">
            <text:p>63.52%</text:p>
          </table:table-cell>
          <table:table-cell office:value-type="percentage" office:value="0.8462" calcext:value-type="percentage">
            <text:p>84.62%</text:p>
          </table:table-cell>
          <table:table-cell office:value-type="float" office:value="10.83" calcext:value-type="float">
            <text:p>10.83</text:p>
          </table:table-cell>
          <table:table-cell office:value-type="float" office:value="1.86" calcext:value-type="float">
            <text:p>1.86</text:p>
          </table:table-cell>
          <table:table-cell table:formula="of:=[.N14]+[.O14]" office:value-type="float" office:value="12.69" calcext:value-type="float">
            <text:p>12.69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percentage" office:value="0.5301" calcext:value-type="percentage">
            <text:p>53.01%</text:p>
          </table:table-cell>
          <table:table-cell office:value-type="percentage" office:value="0.6406" calcext:value-type="percentage">
            <text:p>64.06%</text:p>
          </table:table-cell>
          <table:table-cell office:value-type="float" office:value="9.34" calcext:value-type="float">
            <text:p>9.34</text:p>
          </table:table-cell>
          <table:table-cell office:value-type="float" office:value="2.27" calcext:value-type="float">
            <text:p>2.27</text:p>
          </table:table-cell>
          <table:table-cell table:formula="of:=[.G15]+[.H15]" office:value-type="float" office:value="11.61" calcext:value-type="float">
            <text:p>11.61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0.4598" calcext:value-type="percentage">
            <text:p>45.98%</text:p>
          </table:table-cell>
          <table:table-cell office:value-type="percentage" office:value="0.7523" calcext:value-type="percentage">
            <text:p>75.23%</text:p>
          </table:table-cell>
          <table:table-cell office:value-type="float" office:value="11.37" calcext:value-type="float">
            <text:p>11.37</text:p>
          </table:table-cell>
          <table:table-cell office:value-type="float" office:value="2.86" calcext:value-type="float">
            <text:p>2.86</text:p>
          </table:table-cell>
          <table:table-cell table:formula="of:=[.N15]+[.O15]" office:value-type="float" office:value="14.23" calcext:value-type="float">
            <text:p>14.23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percentage" office:value="0.4283" calcext:value-type="percentage">
            <text:p>42.83%</text:p>
          </table:table-cell>
          <table:table-cell office:value-type="percentage" office:value="0.3946" calcext:value-type="percentage">
            <text:p>39.46%</text:p>
          </table:table-cell>
          <table:table-cell office:value-type="float" office:value="9.3" calcext:value-type="float">
            <text:p>9.3</text:p>
          </table:table-cell>
          <table:table-cell office:value-type="float" office:value="2.77" calcext:value-type="float">
            <text:p>2.77</text:p>
          </table:table-cell>
          <table:table-cell table:formula="of:=[.G16]+[.H16]" office:value-type="float" office:value="12.07" calcext:value-type="float">
            <text:p>12.0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percentage" office:value="0.3297" calcext:value-type="percentage">
            <text:p>32.97%</text:p>
          </table:table-cell>
          <table:table-cell office:value-type="percentage" office:value="0.4646" calcext:value-type="percentage">
            <text:p>46.46%</text:p>
          </table:table-cell>
          <table:table-cell office:value-type="float" office:value="13.25" calcext:value-type="float">
            <text:p>13.25</text:p>
          </table:table-cell>
          <table:table-cell office:value-type="float" office:value="3.56" calcext:value-type="float">
            <text:p>3.56</text:p>
          </table:table-cell>
          <table:table-cell table:formula="of:=[.N16]+[.O16]" office:value-type="float" office:value="16.81" calcext:value-type="float">
            <text:p>16.8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percentage" office:value="0.3733" calcext:value-type="percentage">
            <text:p>37.33%</text:p>
          </table:table-cell>
          <table:table-cell office:value-type="percentage" office:value="0.2166" calcext:value-type="percentage">
            <text:p>21.66%</text:p>
          </table:table-cell>
          <table:table-cell office:value-type="float" office:value="10.61" calcext:value-type="float">
            <text:p>10.61</text:p>
          </table:table-cell>
          <table:table-cell office:value-type="float" office:value="3.07" calcext:value-type="float">
            <text:p>3.07</text:p>
          </table:table-cell>
          <table:table-cell table:formula="of:=[.G17]+[.H17]" office:value-type="float" office:value="13.68" calcext:value-type="float">
            <text:p>13.6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2507" calcext:value-type="percentage">
            <text:p>25.07%</text:p>
          </table:table-cell>
          <table:table-cell office:value-type="float" office:value="12.53" calcext:value-type="float">
            <text:p>12.53</text:p>
          </table:table-cell>
          <table:table-cell office:value-type="float" office:value="4.34" calcext:value-type="float">
            <text:p>4.34</text:p>
          </table:table-cell>
          <table:table-cell table:formula="of:=[.N17]+[.O17]" office:value-type="float" office:value="16.87" calcext:value-type="float">
            <text:p>16.87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percentage" office:value="0.2956" calcext:value-type="percentage">
            <text:p>29.56%</text:p>
          </table:table-cell>
          <table:table-cell office:value-type="percentage" office:value="0.0967" calcext:value-type="percentage">
            <text:p>9.67%</text:p>
          </table:table-cell>
          <table:table-cell office:value-type="float" office:value="10.04" calcext:value-type="float">
            <text:p>10.04</text:p>
          </table:table-cell>
          <table:table-cell office:value-type="float" office:value="3.72" calcext:value-type="float">
            <text:p>3.72</text:p>
          </table:table-cell>
          <table:table-cell table:formula="of:=[.G18]+[.H18]" office:value-type="float" office:value="13.76" calcext:value-type="float">
            <text:p>13.7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percentage" office:value="0.217" calcext:value-type="percentage">
            <text:p>21.70%</text:p>
          </table:table-cell>
          <table:table-cell office:value-type="percentage" office:value="0.1082" calcext:value-type="percentage">
            <text:p>10.82%</text:p>
          </table:table-cell>
          <table:table-cell office:value-type="float" office:value="11.97" calcext:value-type="float">
            <text:p>11.97</text:p>
          </table:table-cell>
          <table:table-cell office:value-type="float" office:value="4.59" calcext:value-type="float">
            <text:p>4.59</text:p>
          </table:table-cell>
          <table:table-cell table:formula="of:=[.N18]+[.O18]" office:value-type="float" office:value="16.56" calcext:value-type="float">
            <text:p>16.56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percentage" office:value="0.2293" calcext:value-type="percentage">
            <text:p>22.93%</text:p>
          </table:table-cell>
          <table:table-cell office:value-type="percentage" office:value="0.0534" calcext:value-type="percentage">
            <text:p>5.34%</text:p>
          </table:table-cell>
          <table:table-cell office:value-type="float" office:value="9.71" calcext:value-type="float">
            <text:p>9.71</text:p>
          </table:table-cell>
          <table:table-cell office:value-type="float" office:value="4.29" calcext:value-type="float">
            <text:p>4.29</text:p>
          </table:table-cell>
          <table:table-cell table:formula="of:=[.G19]+[.H19]"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percentage" office:value="0.1691" calcext:value-type="percentage">
            <text:p>16.91%</text:p>
          </table:table-cell>
          <table:table-cell office:value-type="percentage" office:value="0.0578" calcext:value-type="percentage">
            <text:p>5.78%</text:p>
          </table:table-cell>
          <table:table-cell office:value-type="float" office:value="13.61" calcext:value-type="float">
            <text:p>13.61</text:p>
          </table:table-cell>
          <table:table-cell office:value-type="float" office:value="5.4" calcext:value-type="float">
            <text:p>5.4</text:p>
          </table:table-cell>
          <table:table-cell table:formula="of:=[.N19]+[.O19]" office:value-type="float" office:value="19.01" calcext:value-type="float">
            <text:p>19.01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percentage" office:value="0.1678" calcext:value-type="percentage">
            <text:p>16.78%</text:p>
          </table:table-cell>
          <table:table-cell office:value-type="percentage" office:value="0.0292" calcext:value-type="percentage">
            <text:p>2.92%</text:p>
          </table:table-cell>
          <table:table-cell office:value-type="float" office:value="9.45" calcext:value-type="float">
            <text:p>9.45</text:p>
          </table:table-cell>
          <table:table-cell office:value-type="float" office:value="5.5" calcext:value-type="float">
            <text:p>5.5</text:p>
          </table:table-cell>
          <table:table-cell table:formula="of:=[.G20]+[.H20]" office:value-type="float" office:value="14.95" calcext:value-type="float">
            <text:p>14.9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percentage" office:value="0.1283" calcext:value-type="percentage">
            <text:p>12.83%</text:p>
          </table:table-cell>
          <table:table-cell office:value-type="percentage" office:value="0.0305" calcext:value-type="percentage">
            <text:p>3.05%</text:p>
          </table:table-cell>
          <table:table-cell office:value-type="float" office:value="13.65" calcext:value-type="float">
            <text:p>13.65</text:p>
          </table:table-cell>
          <table:table-cell office:value-type="float" office:value="6.78" calcext:value-type="float">
            <text:p>6.78</text:p>
          </table:table-cell>
          <table:table-cell table:formula="of:=[.N20]+[.O20]" office:value-type="float" office:value="20.43" calcext:value-type="float">
            <text:p>20.43</text:p>
          </table:table-cell>
        </table:table-row>
        <table:table-row table:style-name="ro1">
          <table:table-cell table:number-columns-repeated="3"/>
          <table:table-cell office:value-type="float" office:value="799" calcext:value-type="float">
            <text:p>799</text:p>
          </table:table-cell>
          <table:table-cell office:value-type="percentage" office:value="0.0119" calcext:value-type="percentage">
            <text:p>1.19%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0" calcext:value-type="float">
            <text:p>0</text:p>
          </table:table-cell>
          <table:table-cell office:value-type="float" office:value="12.22" calcext:value-type="float">
            <text:p>12.22</text:p>
          </table:table-cell>
          <table:table-cell table:formula="of:=[.G21]+[.H21]" office:value-type="float" office:value="12.22" calcext:value-type="float">
            <text:p>12.22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0" calcext:value-type="float">
            <text:p>0</text:p>
          </table:table-cell>
          <table:table-cell office:value-type="float" office:value="13.79" calcext:value-type="float">
            <text:p>13.79</text:p>
          </table:table-cell>
          <table:table-cell table:formula="of:=[.N21]+[.O21]" office:value-type="float" office:value="13.79" calcext:value-type="float">
            <text:p>13.7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B3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DB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2">
            <text:p>k</text:p>
          </table:table-cell>
          <table:table-cell table:style-name="ce1" office:value-type="string" calcext:value-type="string" table:number-columns-spanned="1" table:number-rows-spanned="2">
            <text:p>EER</text:p>
          </table:table-cell>
          <table:table-cell table:style-name="ce1" office:value-type="string" calcext:value-type="string" table:number-columns-spanned="1" table:number-rows-spanned="2">
            <text:p>Precision @ k</text:p>
          </table:table-cell>
          <table:table-cell table:style-name="ce1" office:value-type="string" calcext:value-type="string" table:number-columns-spanned="3" table:number-rows-spanned="1">
            <text:p>Exec Time (s)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1" table:number-rows-spanned="2">
            <text:p>k</text:p>
          </table:table-cell>
          <table:table-cell table:style-name="ce1" office:value-type="string" calcext:value-type="string" table:number-columns-spanned="1" table:number-rows-spanned="2">
            <text:p>EER</text:p>
          </table:table-cell>
          <table:table-cell table:style-name="ce1" office:value-type="string" calcext:value-type="string" table:number-columns-spanned="1" table:number-rows-spanned="2">
            <text:p>Precision @ k</text:p>
          </table:table-cell>
          <table:table-cell table:style-name="ce1" office:value-type="string" calcext:value-type="string" table:number-columns-spanned="3" table:number-rows-spanned="1">
            <text:p>Exec Time (s)</text:p>
          </table:table-cell>
          <table:covered-table-cell table:number-columns-repeated="2" table:style-name="ce1"/>
        </table:table-row>
        <table:table-row table:style-name="ro1">
          <table:table-cell table:number-columns-repeated="3"/>
          <table:covered-table-cell table:number-columns-repeated="3" table:style-name="ce1"/>
          <table:table-cell table:style-name="ce1" office:value-type="string" calcext:value-type="string">
            <text:p>Retrieval</text:p>
          </table:table-cell>
          <table:table-cell table:style-name="ce1" office:value-type="string" calcext:value-type="string">
            <text:p>Scoring</text:p>
          </table:table-cell>
          <table:table-cell table:style-name="ce1" office:value-type="string" calcext:value-type="string">
            <text:p>Total</text:p>
          </table:table-cell>
          <table:table-cell/>
          <table:covered-table-cell table:number-columns-repeated="3" table:style-name="ce1"/>
          <table:table-cell table:style-name="ce1" office:value-type="string" calcext:value-type="string">
            <text:p>Retrieval</text:p>
          </table:table-cell>
          <table:table-cell table:style-name="ce1" office:value-type="string" calcext:value-type="string">
            <text:p>Scoring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percentage" office:value="0.6956" calcext:value-type="percentage">
            <text:p>69.56%</text:p>
          </table:table-cell>
          <table:table-cell office:value-type="percentage" office:value="0.7357" calcext:value-type="percentage">
            <text:p>73.57%</text:p>
          </table:table-cell>
          <table:table-cell office:value-type="float" office:value="33.86" calcext:value-type="float">
            <text:p>33.86</text:p>
          </table:table-cell>
          <table:table-cell office:value-type="float" office:value="2.52" calcext:value-type="float">
            <text:p>2.52</text:p>
          </table:table-cell>
          <table:table-cell table:formula="of:=[.G26]+[.H26]" office:value-type="float" office:value="36.38" calcext:value-type="float">
            <text:p>36.38</text:p>
          </table:table-cell>
          <table:table-cell/>
          <table:table-cell office:value-type="float" office:value="3" calcext:value-type="float">
            <text:p>3</text:p>
          </table:table-cell>
          <table:table-cell office:value-type="percentage" office:value="0.7701" calcext:value-type="percentage">
            <text:p>77.01%</text:p>
          </table:table-cell>
          <table:table-cell office:value-type="percentage" office:value="0.6" calcext:value-type="percentage">
            <text:p>60.00%</text:p>
          </table:table-cell>
          <table:table-cell office:value-type="float" office:value="5.56" calcext:value-type="float">
            <text:p>5.56</text:p>
          </table:table-cell>
          <table:table-cell office:value-type="float" office:value="0.98" calcext:value-type="float">
            <text:p>0.98</text:p>
          </table:table-cell>
          <table:table-cell table:formula="of:=[.N26]+[.O26]" office:value-type="float" office:value="6.54" calcext:value-type="float">
            <text:p>6.54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percentage" office:value="0.5343" calcext:value-type="percentage">
            <text:p>53.43%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32.52" calcext:value-type="float">
            <text:p>32.52</text:p>
          </table:table-cell>
          <table:table-cell office:value-type="float" office:value="3.78" calcext:value-type="float">
            <text:p>3.78</text:p>
          </table:table-cell>
          <table:table-cell table:formula="of:=[.G27]+[.H27]" office:value-type="float" office:value="36.3" calcext:value-type="float">
            <text:p>36.3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0.6739" calcext:value-type="percentage">
            <text:p>67.39%</text:p>
          </table:table-cell>
          <table:table-cell office:value-type="percentage" office:value="0.4611" calcext:value-type="percentage">
            <text:p>46.11%</text:p>
          </table:table-cell>
          <table:table-cell office:value-type="float" office:value="5.92" calcext:value-type="float">
            <text:p>5.92</text:p>
          </table:table-cell>
          <table:table-cell office:value-type="float" office:value="1.31" calcext:value-type="float">
            <text:p>1.31</text:p>
          </table:table-cell>
          <table:table-cell table:formula="of:=[.N27]+[.O27]" office:value-type="float" office:value="7.23" calcext:value-type="float">
            <text:p>7.23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percentage" office:value="0.4143" calcext:value-type="percentage">
            <text:p>41.43%</text:p>
          </table:table-cell>
          <table:table-cell office:value-type="percentage" office:value="0.4166" calcext:value-type="percentage">
            <text:p>41.66%</text:p>
          </table:table-cell>
          <table:table-cell office:value-type="float" office:value="35.15" calcext:value-type="float">
            <text:p>35.15</text:p>
          </table:table-cell>
          <table:table-cell office:value-type="float" office:value="4.76" calcext:value-type="float">
            <text:p>4.76</text:p>
          </table:table-cell>
          <table:table-cell table:formula="of:=[.G28]+[.H28]" office:value-type="float" office:value="39.91" calcext:value-type="float">
            <text:p>39.9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percentage" office:value="0.6158" calcext:value-type="percentage">
            <text:p>61.58%</text:p>
          </table:table-cell>
          <table:table-cell office:value-type="percentage" office:value="0.275" calcext:value-type="percentage">
            <text:p>27.50%</text:p>
          </table:table-cell>
          <table:table-cell office:value-type="float" office:value="5.75" calcext:value-type="float">
            <text:p>5.75</text:p>
          </table:table-cell>
          <table:table-cell office:value-type="float" office:value="1.51" calcext:value-type="float">
            <text:p>1.51</text:p>
          </table:table-cell>
          <table:table-cell table:formula="of:=[.N28]+[.O28]" office:value-type="float" office:value="7.26" calcext:value-type="float">
            <text:p>7.26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percentage" office:value="0.3772" calcext:value-type="percentage">
            <text:p>37.72%</text:p>
          </table:table-cell>
          <table:table-cell office:value-type="percentage" office:value="0.2219" calcext:value-type="percentage">
            <text:p>22.19%</text:p>
          </table:table-cell>
          <table:table-cell office:value-type="float" office:value="37.06" calcext:value-type="float">
            <text:p>37.06</text:p>
          </table:table-cell>
          <table:table-cell office:value-type="float" office:value="5.38" calcext:value-type="float">
            <text:p>5.38</text:p>
          </table:table-cell>
          <table:table-cell table:formula="of:=[.G29]+[.H29]" office:value-type="float" office:value="42.44" calcext:value-type="float">
            <text:p>42.4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percentage" office:value="0.565" calcext:value-type="percentage">
            <text:p>56.50%</text:p>
          </table:table-cell>
          <table:table-cell office:value-type="percentage" office:value="0.1666" calcext:value-type="percentage">
            <text:p>16.66%</text:p>
          </table:table-cell>
          <table:table-cell office:value-type="float" office:value="5.97" calcext:value-type="float">
            <text:p>5.97</text:p>
          </table:table-cell>
          <table:table-cell office:value-type="float" office:value="1.91" calcext:value-type="float">
            <text:p>1.91</text:p>
          </table:table-cell>
          <table:table-cell table:formula="of:=[.N29]+[.O29]" office:value-type="float" office:value="7.88" calcext:value-type="float">
            <text:p>7.88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percentage" office:value="0.3186" calcext:value-type="percentage">
            <text:p>31.86%</text:p>
          </table:table-cell>
          <table:table-cell office:value-type="percentage" office:value="0.0969" calcext:value-type="percentage">
            <text:p>9.69%</text:p>
          </table:table-cell>
          <table:table-cell office:value-type="float" office:value="33.67" calcext:value-type="float">
            <text:p>33.67</text:p>
          </table:table-cell>
          <table:table-cell office:value-type="float" office:value="6.45" calcext:value-type="float">
            <text:p>6.45</text:p>
          </table:table-cell>
          <table:table-cell table:formula="of:=[.G30]+[.H30]" office:value-type="float" office:value="40.12" calcext:value-type="float">
            <text:p>40.1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percentage" office:value="0.4812" calcext:value-type="percentage">
            <text:p>48.12%</text:p>
          </table:table-cell>
          <table:table-cell office:value-type="percentage" office:value="0.0747" calcext:value-type="percentage">
            <text:p>7.47%</text:p>
          </table:table-cell>
          <table:table-cell office:value-type="float" office:value="5.87" calcext:value-type="float">
            <text:p>5.87</text:p>
          </table:table-cell>
          <table:table-cell office:value-type="float" office:value="2.48" calcext:value-type="float">
            <text:p>2.48</text:p>
          </table:table-cell>
          <table:table-cell table:formula="of:=[.N30]+[.O30]" office:value-type="float" office:value="8.35" calcext:value-type="float">
            <text:p>8.35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percentage" office:value="0.2657" calcext:value-type="percentage">
            <text:p>26.57%</text:p>
          </table:table-cell>
          <table:table-cell office:value-type="percentage" office:value="0.0521" calcext:value-type="percentage">
            <text:p>5.21%</text:p>
          </table:table-cell>
          <table:table-cell office:value-type="float" office:value="39.13" calcext:value-type="float">
            <text:p>39.13</text:p>
          </table:table-cell>
          <table:table-cell office:value-type="float" office:value="8.22" calcext:value-type="float">
            <text:p>8.22</text:p>
          </table:table-cell>
          <table:table-cell table:formula="of:=[.G31]+[.H31]" office:value-type="float" office:value="47.35" calcext:value-type="float">
            <text:p>47.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percentage" office:value="0.4091" calcext:value-type="percentage">
            <text:p>40.91%</text:p>
          </table:table-cell>
          <table:table-cell office:value-type="percentage" office:value="0.0422" calcext:value-type="percentage">
            <text:p>4.22%</text:p>
          </table:table-cell>
          <table:table-cell office:value-type="float" office:value="6.42" calcext:value-type="float">
            <text:p>6.42</text:p>
          </table:table-cell>
          <table:table-cell office:value-type="float" office:value="3.17" calcext:value-type="float">
            <text:p>3.17</text:p>
          </table:table-cell>
          <table:table-cell table:formula="of:=[.N31]+[.O31]" office:value-type="float" office:value="9.59" calcext:value-type="float">
            <text:p>9.59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0278" calcext:value-type="percentage">
            <text:p>2.78%</text:p>
          </table:table-cell>
          <table:table-cell office:value-type="float" office:value="37.65" calcext:value-type="float">
            <text:p>37.65</text:p>
          </table:table-cell>
          <table:table-cell office:value-type="float" office:value="10" calcext:value-type="float">
            <text:p>10</text:p>
          </table:table-cell>
          <table:table-cell table:formula="of:=[.G32]+[.H32]" office:value-type="float" office:value="47.65" calcext:value-type="float">
            <text:p>47.6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percentage" office:value="0.3356" calcext:value-type="percentage">
            <text:p>33.56%</text:p>
          </table:table-cell>
          <table:table-cell office:value-type="percentage" office:value="0.0239" calcext:value-type="percentage">
            <text:p>2.39%</text:p>
          </table:table-cell>
          <table:table-cell office:value-type="float" office:value="6.35" calcext:value-type="float">
            <text:p>6.35</text:p>
          </table:table-cell>
          <table:table-cell office:value-type="float" office:value="4.31" calcext:value-type="float">
            <text:p>4.31</text:p>
          </table:table-cell>
          <table:table-cell table:formula="of:=[.N32]+[.O32]" office:value-type="float" office:value="10.66" calcext:value-type="float">
            <text:p>10.66</text:p>
          </table:table-cell>
        </table:table-row>
        <table:table-row table:style-name="ro1">
          <table:table-cell table:number-columns-repeated="3"/>
          <table:table-cell office:value-type="float" office:value="799" calcext:value-type="float">
            <text:p>799</text:p>
          </table:table-cell>
          <table:table-cell office:value-type="percentage" office:value="0.0254" calcext:value-type="percentage">
            <text:p>2.54%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0" calcext:value-type="float">
            <text:p>0</text:p>
          </table:table-cell>
          <table:table-cell office:value-type="float" office:value="22.44" calcext:value-type="float">
            <text:p>22.44</text:p>
          </table:table-cell>
          <table:table-cell table:formula="of:=[.G33]+[.H33]" office:value-type="float" office:value="22.44" calcext:value-type="float">
            <text:p>22.44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percentage" office:value="0.0158" calcext:value-type="percentage">
            <text:p>1.58%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0" calcext:value-type="float">
            <text:p>0</text:p>
          </table:table-cell>
          <table:table-cell office:value-type="float" office:value="10.26" calcext:value-type="float">
            <text:p>10.26</text:p>
          </table:table-cell>
          <table:table-cell table:formula="of:=[.N33]+[.O33]" office:value-type="float" office:value="10.26" calcext:value-type="float">
            <text:p>10.26</text:p>
          </table:table-cell>
        </table:table-row>
      </table:table>
      <table:table table:name="DB2002_final" table:style-name="ta1">
        <table:table-column table:style-name="co1" table:default-cell-style-name="Default"/>
        <table:table-column table:style-name="co1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B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k</text:p>
          </table:table-cell>
          <table:table-cell table:style-name="ce1" office:value-type="string" calcext:value-type="string" table:number-columns-spanned="1" table:number-rows-spanned="2">
            <text:p>EER</text:p>
          </table:table-cell>
          <table:table-cell table:style-name="ce1" office:value-type="string" calcext:value-type="string" table:number-columns-spanned="1" table:number-rows-spanned="2">
            <text:p>Precision @ k</text:p>
          </table:table-cell>
          <table:table-cell table:style-name="ce1" office:value-type="string" calcext:value-type="string" table:number-columns-spanned="3" table:number-rows-spanned="1">
            <text:p>Exec Time (s)</text:p>
          </table:table-cell>
          <table:covered-table-cell table:number-columns-repeated="2" table:style-name="ce1"/>
          <table:table-cell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Retrieval</text:p>
          </table:table-cell>
          <table:table-cell table:style-name="ce1" office:value-type="string" calcext:value-type="string">
            <text:p>Scoring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6893" calcext:value-type="percentage">
            <text:p>68.93%</text:p>
          </table:table-cell>
          <table:table-cell office:value-type="percentage" office:value="0.7438" calcext:value-type="percentage">
            <text:p>74.38%</text:p>
          </table:table-cell>
          <table:table-cell office:value-type="float" office:value="10.39" calcext:value-type="float">
            <text:p>10.39</text:p>
          </table:table-cell>
          <table:table-cell office:value-type="float" office:value="1.71" calcext:value-type="float">
            <text:p>1.71</text:p>
          </table:table-cell>
          <table:table-cell table:formula="of:=[.D4]+[.E4]" office:value-type="float" office:value="12.1" calcext:value-type="float">
            <text:p>12.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5532" calcext:value-type="percentage">
            <text:p>55.32%</text:p>
          </table:table-cell>
          <table:table-cell office:value-type="percentage" office:value="0.6222" calcext:value-type="percentage">
            <text:p>62.22%</text:p>
          </table:table-cell>
          <table:table-cell office:value-type="float" office:value="11.02" calcext:value-type="float">
            <text:p>11.02</text:p>
          </table:table-cell>
          <table:table-cell office:value-type="float" office:value="2.39" calcext:value-type="float">
            <text:p>2.39</text:p>
          </table:table-cell>
          <table:table-cell table:formula="of:=[.D5]+[.E5]" office:value-type="float" office:value="13.41" calcext:value-type="float">
            <text:p>13.4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4719" calcext:value-type="percentage">
            <text:p>47.19%</text:p>
          </table:table-cell>
          <table:table-cell office:value-type="percentage" office:value="0.3654" calcext:value-type="percentage">
            <text:p>36.54%</text:p>
          </table:table-cell>
          <table:table-cell office:value-type="float" office:value="11.29" calcext:value-type="float">
            <text:p>11.29</text:p>
          </table:table-cell>
          <table:table-cell office:value-type="float" office:value="2.79" calcext:value-type="float">
            <text:p>2.79</text:p>
          </table:table-cell>
          <table:table-cell table:formula="of:=[.D6]+[.E6]" office:value-type="float" office:value="14.08" calcext:value-type="float">
            <text:p>14.0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4311" calcext:value-type="percentage">
            <text:p>43.11%</text:p>
          </table:table-cell>
          <table:table-cell office:value-type="percentage" office:value="0.1966" calcext:value-type="percentage">
            <text:p>19.66%</text:p>
          </table:table-cell>
          <table:table-cell office:value-type="float" office:value="11.09" calcext:value-type="float">
            <text:p>11.09</text:p>
          </table:table-cell>
          <table:table-cell office:value-type="float" office:value="3.18" calcext:value-type="float">
            <text:p>3.18</text:p>
          </table:table-cell>
          <table:table-cell table:formula="of:=[.D7]+[.E7]" office:value-type="float" office:value="14.27" calcext:value-type="float">
            <text:p>14.2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percentage" office:value="0.378" calcext:value-type="percentage">
            <text:p>37.80%</text:p>
          </table:table-cell>
          <table:table-cell office:value-type="percentage" office:value="0.0862" calcext:value-type="percentage">
            <text:p>8.62%</text:p>
          </table:table-cell>
          <table:table-cell office:value-type="float" office:value="10.83" calcext:value-type="float">
            <text:p>10.83</text:p>
          </table:table-cell>
          <table:table-cell office:value-type="float" office:value="3.92" calcext:value-type="float">
            <text:p>3.92</text:p>
          </table:table-cell>
          <table:table-cell table:formula="of:=[.D8]+[.E8]" office:value-type="float" office:value="14.75" calcext:value-type="float">
            <text:p>14.7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0.3339" calcext:value-type="percentage">
            <text:p>33.39%</text:p>
          </table:table-cell>
          <table:table-cell office:value-type="percentage" office:value="0.0462" calcext:value-type="percentage">
            <text:p>4.62%</text:p>
          </table:table-cell>
          <table:table-cell office:value-type="float" office:value="11.35" calcext:value-type="float">
            <text:p>11.35</text:p>
          </table:table-cell>
          <table:table-cell office:value-type="float" office:value="4.51" calcext:value-type="float">
            <text:p>4.51</text:p>
          </table:table-cell>
          <table:table-cell table:formula="of:=[.D9]+[.E9]" office:value-type="float" office:value="15.86" calcext:value-type="float">
            <text:p>15.8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percentage" office:value="0.2752" calcext:value-type="percentage">
            <text:p>27.52%</text:p>
          </table:table-cell>
          <table:table-cell office:value-type="percentage" office:value="0.0253" calcext:value-type="percentage">
            <text:p>2.53%</text:p>
          </table:table-cell>
          <table:table-cell office:value-type="float" office:value="11.57" calcext:value-type="float">
            <text:p>11.57</text:p>
          </table:table-cell>
          <table:table-cell office:value-type="float" office:value="5.94" calcext:value-type="float">
            <text:p>5.94</text:p>
          </table:table-cell>
          <table:table-cell table:formula="of:=[.D10]+[.E10]" office:value-type="float" office:value="17.51" calcext:value-type="float">
            <text:p>17.51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percentage" office:value="0.0087" calcext:value-type="percentage">
            <text:p>0.87%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0" calcext:value-type="float">
            <text:p>0</text:p>
          </table:table-cell>
          <table:table-cell office:value-type="float" office:value="14.57" calcext:value-type="float">
            <text:p>14.57</text:p>
          </table:table-cell>
          <table:table-cell table:formula="of:=[.D11]+[.E11]" office:value-type="float" office:value="14.57" calcext:value-type="float">
            <text:p>14.57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DB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k</text:p>
          </table:table-cell>
          <table:table-cell table:style-name="ce1" office:value-type="string" calcext:value-type="string" table:number-columns-spanned="1" table:number-rows-spanned="2">
            <text:p>EER</text:p>
          </table:table-cell>
          <table:table-cell table:style-name="ce1" office:value-type="string" calcext:value-type="string" table:number-columns-spanned="1" table:number-rows-spanned="2">
            <text:p>Precision @ k</text:p>
          </table:table-cell>
          <table:table-cell table:style-name="ce1" office:value-type="string" calcext:value-type="string" table:number-columns-spanned="3" table:number-rows-spanned="1">
            <text:p>Exec Time (s)</text:p>
          </table:table-cell>
          <table:covered-table-cell table:number-columns-repeated="2" table:style-name="ce1"/>
          <table:table-cell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Retrieval</text:p>
          </table:table-cell>
          <table:table-cell table:style-name="ce1" office:value-type="string" calcext:value-type="string">
            <text:p>Scoring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6887" calcext:value-type="percentage">
            <text:p>68.87%</text:p>
          </table:table-cell>
          <table:table-cell office:value-type="percentage" office:value="0.7895" calcext:value-type="percentage">
            <text:p>78.95%</text:p>
          </table:table-cell>
          <table:table-cell office:value-type="float" office:value="15.11" calcext:value-type="float">
            <text:p>15.11</text:p>
          </table:table-cell>
          <table:table-cell office:value-type="float" office:value="1.91" calcext:value-type="float">
            <text:p>1.91</text:p>
          </table:table-cell>
          <table:table-cell table:formula="of:=[.D16]+[.E16]" office:value-type="float" office:value="17.02" calcext:value-type="float">
            <text:p>17.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5063" calcext:value-type="percentage">
            <text:p>50.63%</text:p>
          </table:table-cell>
          <table:table-cell office:value-type="percentage" office:value="0.706" calcext:value-type="percentage">
            <text:p>70.60%</text:p>
          </table:table-cell>
          <table:table-cell office:value-type="float" office:value="16.32" calcext:value-type="float">
            <text:p>16.32</text:p>
          </table:table-cell>
          <table:table-cell office:value-type="float" office:value="3.03" calcext:value-type="float">
            <text:p>3.03</text:p>
          </table:table-cell>
          <table:table-cell table:formula="of:=[.D17]+[.E17]" office:value-type="float" office:value="19.35" calcext:value-type="float">
            <text:p>19.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424" calcext:value-type="percentage">
            <text:p>42.40%</text:p>
          </table:table-cell>
          <table:table-cell office:value-type="percentage" office:value="0.4034" calcext:value-type="percentage">
            <text:p>40.34%</text:p>
          </table:table-cell>
          <table:table-cell office:value-type="float" office:value="15.96" calcext:value-type="float">
            <text:p>15.96</text:p>
          </table:table-cell>
          <table:table-cell office:value-type="float" office:value="3.6" calcext:value-type="float">
            <text:p>3.6</text:p>
          </table:table-cell>
          <table:table-cell table:formula="of:=[.D18]+[.E18]" office:value-type="float" office:value="19.56" calcext:value-type="float">
            <text:p>19.5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3879" calcext:value-type="percentage">
            <text:p>38.79%</text:p>
          </table:table-cell>
          <table:table-cell office:value-type="percentage" office:value="0.2133" calcext:value-type="percentage">
            <text:p>21.33%</text:p>
          </table:table-cell>
          <table:table-cell office:value-type="float" office:value="16.99" calcext:value-type="float">
            <text:p>16.99</text:p>
          </table:table-cell>
          <table:table-cell office:value-type="float" office:value="3.8" calcext:value-type="float">
            <text:p>3.8</text:p>
          </table:table-cell>
          <table:table-cell table:formula="of:=[.D19]+[.E19]" office:value-type="float" office:value="20.79" calcext:value-type="float">
            <text:p>20.7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percentage" office:value="0.3479" calcext:value-type="percentage">
            <text:p>34.79%</text:p>
          </table:table-cell>
          <table:table-cell office:value-type="percentage" office:value="0.0914" calcext:value-type="percentage">
            <text:p>9.14%</text:p>
          </table:table-cell>
          <table:table-cell office:value-type="float" office:value="17.62" calcext:value-type="float">
            <text:p>17.62</text:p>
          </table:table-cell>
          <table:table-cell office:value-type="float" office:value="4.31" calcext:value-type="float">
            <text:p>4.31</text:p>
          </table:table-cell>
          <table:table-cell table:formula="of:=[.D20]+[.E20]" office:value-type="float" office:value="21.93" calcext:value-type="float">
            <text:p>21.9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0.304" calcext:value-type="percentage">
            <text:p>30.40%</text:p>
          </table:table-cell>
          <table:table-cell office:value-type="percentage" office:value="0.0488" calcext:value-type="percentage">
            <text:p>4.88%</text:p>
          </table:table-cell>
          <table:table-cell office:value-type="float" office:value="16.9" calcext:value-type="float">
            <text:p>16.9</text:p>
          </table:table-cell>
          <table:table-cell office:value-type="float" office:value="5.4" calcext:value-type="float">
            <text:p>5.4</text:p>
          </table:table-cell>
          <table:table-cell table:formula="of:=[.D21]+[.E21]" office:value-type="float" office:value="22.3" calcext:value-type="float">
            <text:p>22.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percentage" office:value="0.2338" calcext:value-type="percentage">
            <text:p>23.38%</text:p>
          </table:table-cell>
          <table:table-cell office:value-type="percentage" office:value="0.0268" calcext:value-type="percentage">
            <text:p>2.68%</text:p>
          </table:table-cell>
          <table:table-cell office:value-type="float" office:value="16.6" calcext:value-type="float">
            <text:p>16.6</text:p>
          </table:table-cell>
          <table:table-cell office:value-type="float" office:value="7.02" calcext:value-type="float">
            <text:p>7.02</text:p>
          </table:table-cell>
          <table:table-cell table:formula="of:=[.D22]+[.E22]" office:value-type="float" office:value="23.62" calcext:value-type="float">
            <text:p>23.62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percentage" office:value="0.0046" calcext:value-type="percentage">
            <text:p>0.46%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D23]+[.E23]"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DB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k</text:p>
          </table:table-cell>
          <table:table-cell table:style-name="ce1" office:value-type="string" calcext:value-type="string" table:number-columns-spanned="1" table:number-rows-spanned="2">
            <text:p>EER</text:p>
          </table:table-cell>
          <table:table-cell table:style-name="ce1" office:value-type="string" calcext:value-type="string" table:number-columns-spanned="1" table:number-rows-spanned="2">
            <text:p>Precision @ k</text:p>
          </table:table-cell>
          <table:table-cell table:style-name="ce1" office:value-type="string" calcext:value-type="string" table:number-columns-spanned="3" table:number-rows-spanned="1">
            <text:p>Exec Time (s)</text:p>
          </table:table-cell>
          <table:covered-table-cell table:number-columns-repeated="2" table:style-name="ce1"/>
          <table:table-cell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Retrieval</text:p>
          </table:table-cell>
          <table:table-cell table:style-name="ce1" office:value-type="string" calcext:value-type="string">
            <text:p>Scoring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7552" calcext:value-type="percentage">
            <text:p>75.52%</text:p>
          </table:table-cell>
          <table:table-cell office:value-type="percentage" office:value="0.581" calcext:value-type="percentage">
            <text:p>58.10%</text:p>
          </table:table-cell>
          <table:table-cell office:value-type="float" office:value="6.84" calcext:value-type="float">
            <text:p>6.84</text:p>
          </table:table-cell>
          <table:table-cell office:value-type="float" office:value="0.97" calcext:value-type="float">
            <text:p>0.97</text:p>
          </table:table-cell>
          <table:table-cell table:formula="of:=[.D28]+[.E28]" office:value-type="float" office:value="7.81" calcext:value-type="float">
            <text:p>7.8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6586" calcext:value-type="percentage">
            <text:p>65.86%</text:p>
          </table:table-cell>
          <table:table-cell office:value-type="percentage" office:value="0.4714" calcext:value-type="percentage">
            <text:p>47.14%</text:p>
          </table:table-cell>
          <table:table-cell office:value-type="float" office:value="6.09" calcext:value-type="float">
            <text:p>6.09</text:p>
          </table:table-cell>
          <table:table-cell office:value-type="float" office:value="1.3" calcext:value-type="float">
            <text:p>1.3</text:p>
          </table:table-cell>
          <table:table-cell table:formula="of:=[.D29]+[.E29]" office:value-type="float" office:value="7.39" calcext:value-type="float">
            <text:p>7.3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5911" calcext:value-type="percentage">
            <text:p>59.11%</text:p>
          </table:table-cell>
          <table:table-cell office:value-type="percentage" office:value="0.2791" calcext:value-type="percentage">
            <text:p>27.91%</text:p>
          </table:table-cell>
          <table:table-cell office:value-type="float" office:value="6.27" calcext:value-type="float">
            <text:p>6.27</text:p>
          </table:table-cell>
          <table:table-cell office:value-type="float" office:value="1.63" calcext:value-type="float">
            <text:p>1.63</text:p>
          </table:table-cell>
          <table:table-cell table:formula="of:=[.D30]+[.E30]" office:value-type="float" office:value="7.9" calcext:value-type="float">
            <text:p>7.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5483" calcext:value-type="percentage">
            <text:p>54.83%</text:p>
          </table:table-cell>
          <table:table-cell office:value-type="percentage" office:value="0.1541" calcext:value-type="percentage">
            <text:p>15.41%</text:p>
          </table:table-cell>
          <table:table-cell office:value-type="float" office:value="6.04" calcext:value-type="float">
            <text:p>6.04</text:p>
          </table:table-cell>
          <table:table-cell office:value-type="float" office:value="1.96" calcext:value-type="float">
            <text:p>1.96</text:p>
          </table:table-cell>
          <table:table-cell table:formula="of:=[.D31]+[.E31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percentage" office:value="0.4812" calcext:value-type="percentage">
            <text:p>48.12%</text:p>
          </table:table-cell>
          <table:table-cell office:value-type="percentage" office:value="0.0712" calcext:value-type="percentage">
            <text:p>7.12%</text:p>
          </table:table-cell>
          <table:table-cell office:value-type="float" office:value="6.67" calcext:value-type="float">
            <text:p>6.67</text:p>
          </table:table-cell>
          <table:table-cell office:value-type="float" office:value="2.46" calcext:value-type="float">
            <text:p>2.46</text:p>
          </table:table-cell>
          <table:table-cell table:formula="of:=[.D32]+[.E32]" office:value-type="float" office:value="9.13" calcext:value-type="float">
            <text:p>9.1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0.419" calcext:value-type="percentage">
            <text:p>41.90%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6.47" calcext:value-type="float">
            <text:p>6.47</text:p>
          </table:table-cell>
          <table:table-cell office:value-type="float" office:value="3.19" calcext:value-type="float">
            <text:p>3.19</text:p>
          </table:table-cell>
          <table:table-cell table:formula="of:=[.D33]+[.E33]" office:value-type="float" office:value="9.66" calcext:value-type="float">
            <text:p>9.6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percentage" office:value="0.3408" calcext:value-type="percentage">
            <text:p>34.08%</text:p>
          </table:table-cell>
          <table:table-cell office:value-type="percentage" office:value="0.0229" calcext:value-type="percentage">
            <text:p>2.29%</text:p>
          </table:table-cell>
          <table:table-cell office:value-type="float" office:value="6.8" calcext:value-type="float">
            <text:p>6.8</text:p>
          </table:table-cell>
          <table:table-cell office:value-type="float" office:value="4.53" calcext:value-type="float">
            <text:p>4.53</text:p>
          </table:table-cell>
          <table:table-cell table:formula="of:=[.D34]+[.E34]" office:value-type="float" office:value="11.33" calcext:value-type="float">
            <text:p>11.33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0" calcext:value-type="float">
            <text:p>0</text:p>
          </table:table-cell>
          <table:table-cell office:value-type="float" office:value="11.74" calcext:value-type="float">
            <text:p>11.74</text:p>
          </table:table-cell>
          <table:table-cell table:formula="of:=[.D35]+[.E35]" office:value-type="float" office:value="11.74" calcext:value-type="float">
            <text:p>11.74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DB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k</text:p>
          </table:table-cell>
          <table:table-cell table:style-name="ce1" office:value-type="string" calcext:value-type="string" table:number-columns-spanned="1" table:number-rows-spanned="2">
            <text:p>EER</text:p>
          </table:table-cell>
          <table:table-cell table:style-name="ce1" office:value-type="string" calcext:value-type="string" table:number-columns-spanned="1" table:number-rows-spanned="2">
            <text:p>Precision @ k</text:p>
          </table:table-cell>
          <table:table-cell table:style-name="ce1" office:value-type="string" calcext:value-type="string" table:number-columns-spanned="3" table:number-rows-spanned="1">
            <text:p>Exec Time (s)</text:p>
          </table:table-cell>
          <table:covered-table-cell table:number-columns-repeated="2" table:style-name="ce1"/>
          <table:table-cell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Retrieval</text:p>
          </table:table-cell>
          <table:table-cell table:style-name="ce1" office:value-type="string" calcext:value-type="string">
            <text:p>Scoring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6998" calcext:value-type="percentage">
            <text:p>69.98%</text:p>
          </table:table-cell>
          <table:table-cell office:value-type="percentage" office:value="0.7162" calcext:value-type="percentage">
            <text:p>71.62%</text:p>
          </table:table-cell>
          <table:table-cell office:value-type="float" office:value="9.05" calcext:value-type="float">
            <text:p>9.05</text:p>
          </table:table-cell>
          <table:table-cell office:value-type="float" office:value="1.47" calcext:value-type="float">
            <text:p>1.47</text:p>
          </table:table-cell>
          <table:table-cell table:formula="of:=[.D40]+[.E40]" office:value-type="float" office:value="10.52" calcext:value-type="float">
            <text:p>10.5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6054" calcext:value-type="percentage">
            <text:p>60.54%</text:p>
          </table:table-cell>
          <table:table-cell office:value-type="percentage" office:value="0.5554" calcext:value-type="percentage">
            <text:p>55.54%</text:p>
          </table:table-cell>
          <table:table-cell office:value-type="float" office:value="8.2" calcext:value-type="float">
            <text:p>8.2</text:p>
          </table:table-cell>
          <table:table-cell office:value-type="float" office:value="1.81" calcext:value-type="float">
            <text:p>1.81</text:p>
          </table:table-cell>
          <table:table-cell table:formula="of:=[.D41]+[.E41]" office:value-type="float" office:value="10.01" calcext:value-type="float">
            <text:p>10.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5394" calcext:value-type="percentage">
            <text:p>53.94%</text:p>
          </table:table-cell>
          <table:table-cell office:value-type="percentage" office:value="0.3253" calcext:value-type="percentage">
            <text:p>32.53%</text:p>
          </table:table-cell>
          <table:table-cell office:value-type="float" office:value="8.55" calcext:value-type="float">
            <text:p>8.55</text:p>
          </table:table-cell>
          <table:table-cell office:value-type="float" office:value="2.07" calcext:value-type="float">
            <text:p>2.07</text:p>
          </table:table-cell>
          <table:table-cell table:formula="of:=[.D42]+[.E42]" office:value-type="float" office:value="10.62" calcext:value-type="float">
            <text:p>10.6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4854" calcext:value-type="percentage">
            <text:p>48.54%</text:p>
          </table:table-cell>
          <table:table-cell office:value-type="percentage" office:value="0.1817" calcext:value-type="percentage">
            <text:p>18.17%</text:p>
          </table:table-cell>
          <table:table-cell office:value-type="float" office:value="8.75" calcext:value-type="float">
            <text:p>8.75</text:p>
          </table:table-cell>
          <table:table-cell office:value-type="float" office:value="2.37" calcext:value-type="float">
            <text:p>2.37</text:p>
          </table:table-cell>
          <table:table-cell table:formula="of:=[.D43]+[.E43]" office:value-type="float" office:value="11.12" calcext:value-type="float">
            <text:p>11.1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percentage" office:value="0.397" calcext:value-type="percentage">
            <text:p>39.70%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8.97" calcext:value-type="float">
            <text:p>8.97</text:p>
          </table:table-cell>
          <table:table-cell office:value-type="float" office:value="3" calcext:value-type="float">
            <text:p>3</text:p>
          </table:table-cell>
          <table:table-cell table:formula="of:=[.D44]+[.E44]" office:value-type="float" office:value="11.97" calcext:value-type="float">
            <text:p>11.9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0.3343" calcext:value-type="percentage">
            <text:p>33.43%</text:p>
          </table:table-cell>
          <table:table-cell office:value-type="percentage" office:value="0.0468" calcext:value-type="percentage">
            <text:p>4.68%</text:p>
          </table:table-cell>
          <table:table-cell office:value-type="float" office:value="8.29" calcext:value-type="float">
            <text:p>8.29</text:p>
          </table:table-cell>
          <table:table-cell office:value-type="float" office:value="3.65" calcext:value-type="float">
            <text:p>3.65</text:p>
          </table:table-cell>
          <table:table-cell table:formula="of:=[.D45]+[.E45]" office:value-type="float" office:value="11.94" calcext:value-type="float">
            <text:p>11.9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percentage" office:value="0.2576" calcext:value-type="percentage">
            <text:p>25.76%</text:p>
          </table:table-cell>
          <table:table-cell office:value-type="percentage" office:value="0.0262" calcext:value-type="percentage">
            <text:p>2.62%</text:p>
          </table:table-cell>
          <table:table-cell office:value-type="float" office:value="9.52" calcext:value-type="float">
            <text:p>9.52</text:p>
          </table:table-cell>
          <table:table-cell office:value-type="float" office:value="5.1" calcext:value-type="float">
            <text:p>5.1</text:p>
          </table:table-cell>
          <table:table-cell table:formula="of:=[.D46]+[.E46]" office:value-type="float" office:value="14.62" calcext:value-type="float">
            <text:p>14.62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percentage" office:value="0.0105" calcext:value-type="percentage">
            <text:p>1.05%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0" calcext:value-type="float">
            <text:p>0</text:p>
          </table:table-cell>
          <table:table-cell office:value-type="float" office:value="11.86" calcext:value-type="float">
            <text:p>11.86</text:p>
          </table:table-cell>
          <table:table-cell table:formula="of:=[.D47]+[.E47]" office:value-type="float" office:value="11.86" calcext:value-type="float">
            <text:p>11.86</text:p>
          </table:table-cell>
          <table:table-cell/>
        </table:table-row>
      </table:table>
      <table:table table:name="DB2000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10" table:default-cell-style-name="ce2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B1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k</text:p>
          </table:table-cell>
          <table:table-cell table:style-name="ce1" office:value-type="string" calcext:value-type="string" table:number-columns-spanned="1" table:number-rows-spanned="2">
            <text:p>EER</text:p>
          </table:table-cell>
          <table:table-cell table:style-name="ce1" office:value-type="string" calcext:value-type="string" table:number-columns-spanned="4" table:number-rows-spanned="1">
            <text:p>FNMR @ FMR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Precision @ k</text:p>
          </table:table-cell>
          <table:table-cell table:style-name="ce1" office:value-type="string" calcext:value-type="string" table:number-columns-spanned="1" table:number-rows-spanned="2">
            <text:p>Recall @ k</text:p>
          </table:table-cell>
          <table:table-cell table:style-name="ce1" office:value-type="string" calcext:value-type="string" table:number-columns-spanned="3" table:number-rows-spanned="1">
            <text:p>Exec Time (s)</text:p>
          </table:table-cell>
          <table:covered-table-cell table:number-columns-repeated="2" table:style-name="ce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FMR @ 1%</text:p>
          </table:table-cell>
          <table:table-cell table:style-name="ce1" office:value-type="string" calcext:value-type="string">
            <text:p>FMR @ 0.1%</text:p>
          </table:table-cell>
          <table:table-cell table:style-name="ce1" office:value-type="string" calcext:value-type="string">
            <text:p>FMR @ 0.01%</text:p>
          </table:table-cell>
          <table:table-cell table:style-name="ce1" office:value-type="string" calcext:value-type="string">
            <text:p>FMR @ 0%</text:p>
          </table:table-cell>
          <table:covered-table-cell table:number-columns-repeated="2" table:style-name="ce1"/>
          <table:table-cell table:style-name="ce1" office:value-type="string" calcext:value-type="string">
            <text:p>Retrieval</text:p>
          </table:table-cell>
          <table:table-cell table:style-name="ce1" office:value-type="string" calcext:value-type="string">
            <text:p>Scoring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percentage" office:value="0.6586" calcext:value-type="percentage">
            <text:p>65.86%</text:p>
          </table:table-cell>
          <table:table-cell office:value-type="percentage" office:value="0.7581" calcext:value-type="percentage">
            <text:p>75.81%</text:p>
          </table:table-cell>
          <table:table-cell office:value-type="percentage" office:value="0.3249" calcext:value-type="percentage">
            <text:p>32.49%</text:p>
          </table:table-cell>
          <table:table-cell office:value-type="float" office:value="8.17" calcext:value-type="float">
            <text:p>8.17</text:p>
          </table:table-cell>
          <table:table-cell office:value-type="float" office:value="1.47" calcext:value-type="float">
            <text:p>1.47</text:p>
          </table:table-cell>
          <table:table-cell table:formula="of:=[.I4]+[.J4]" office:value-type="float" office:value="9.64" calcext:value-type="float">
            <text:p>9.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5301" calcext:value-type="percentage">
            <text:p>53.01%</text:p>
          </table:table-cell>
          <table:table-cell table:number-columns-repeated="4" office:value-type="percentage" office:value="0.53" calcext:value-type="percentage">
            <text:p>53.00%</text:p>
          </table:table-cell>
          <table:table-cell office:value-type="percentage" office:value="0.6406" calcext:value-type="percentage">
            <text:p>64.06%</text:p>
          </table:table-cell>
          <table:table-cell office:value-type="percentage" office:value="0.4575" calcext:value-type="percentage">
            <text:p>45.75%</text:p>
          </table:table-cell>
          <table:table-cell office:value-type="float" office:value="9.34" calcext:value-type="float">
            <text:p>9.34</text:p>
          </table:table-cell>
          <table:table-cell office:value-type="float" office:value="2.27" calcext:value-type="float">
            <text:p>2.27</text:p>
          </table:table-cell>
          <table:table-cell table:formula="of:=[.I5]+[.J5]" office:value-type="float" office:value="11.61" calcext:value-type="float">
            <text:p>11.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4283" calcext:value-type="percentage">
            <text:p>42.83%</text:p>
          </table:table-cell>
          <table:table-cell table:number-columns-repeated="4" office:value-type="percentage" office:value="0.4282" calcext:value-type="percentage">
            <text:p>42.82%</text:p>
          </table:table-cell>
          <table:table-cell office:value-type="percentage" office:value="0.3946" calcext:value-type="percentage">
            <text:p>39.46%</text:p>
          </table:table-cell>
          <table:table-cell office:value-type="percentage" office:value="0.5637" calcext:value-type="percentage">
            <text:p>56.37%</text:p>
          </table:table-cell>
          <table:table-cell office:value-type="float" office:value="9.3" calcext:value-type="float">
            <text:p>9.3</text:p>
          </table:table-cell>
          <table:table-cell office:value-type="float" office:value="2.77" calcext:value-type="float">
            <text:p>2.77</text:p>
          </table:table-cell>
          <table:table-cell table:formula="of:=[.I6]+[.J6]" office:value-type="float" office:value="12.07" calcext:value-type="float">
            <text:p>1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3733" calcext:value-type="percentage">
            <text:p>37.33%</text:p>
          </table:table-cell>
          <table:table-cell table:number-columns-repeated="4" office:value-type="percentage" office:value="0.3732" calcext:value-type="percentage">
            <text:p>37.32%</text:p>
          </table:table-cell>
          <table:table-cell office:value-type="percentage" office:value="0.2166" calcext:value-type="percentage">
            <text:p>21.66%</text:p>
          </table:table-cell>
          <table:table-cell office:value-type="percentage" office:value="0.6188" calcext:value-type="percentage">
            <text:p>61.88%</text:p>
          </table:table-cell>
          <table:table-cell office:value-type="float" office:value="10.61" calcext:value-type="float">
            <text:p>10.61</text:p>
          </table:table-cell>
          <table:table-cell office:value-type="float" office:value="3.07" calcext:value-type="float">
            <text:p>3.07</text:p>
          </table:table-cell>
          <table:table-cell table:formula="of:=[.I7]+[.J7]" office:value-type="float" office:value="13.68" calcext:value-type="float">
            <text:p>13.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percentage" office:value="0.2956" calcext:value-type="percentage">
            <text:p>29.56%</text:p>
          </table:table-cell>
          <table:table-cell office:value-type="percentage" office:value="0.2957" calcext:value-type="percentage">
            <text:p>29.57%</text:p>
          </table:table-cell>
          <table:table-cell office:value-type="percentage" office:value="0.2986" calcext:value-type="percentage">
            <text:p>29.86%</text:p>
          </table:table-cell>
          <table:table-cell table:number-columns-repeated="2" office:value-type="percentage" office:value="0.2993" calcext:value-type="percentage">
            <text:p>29.93%</text:p>
          </table:table-cell>
          <table:table-cell office:value-type="percentage" office:value="0.0967" calcext:value-type="percentage">
            <text:p>9.67%</text:p>
          </table:table-cell>
          <table:table-cell office:value-type="percentage" office:value="0.6908" calcext:value-type="percentage">
            <text:p>69.08%</text:p>
          </table:table-cell>
          <table:table-cell office:value-type="float" office:value="10.04" calcext:value-type="float">
            <text:p>10.04</text:p>
          </table:table-cell>
          <table:table-cell office:value-type="float" office:value="3.72" calcext:value-type="float">
            <text:p>3.72</text:p>
          </table:table-cell>
          <table:table-cell table:formula="of:=[.I8]+[.J8]" office:value-type="float" office:value="13.76" calcext:value-type="float">
            <text:p>13.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0.2293" calcext:value-type="percentage">
            <text:p>22.93%</text:p>
          </table:table-cell>
          <table:table-cell office:value-type="percentage" office:value="0.2296" calcext:value-type="percentage">
            <text:p>22.96%</text:p>
          </table:table-cell>
          <table:table-cell office:value-type="percentage" office:value="0.2332" calcext:value-type="percentage">
            <text:p>23.32%</text:p>
          </table:table-cell>
          <table:table-cell table:number-columns-repeated="2" office:value-type="percentage" office:value="0.2339" calcext:value-type="percentage">
            <text:p>23.39%</text:p>
          </table:table-cell>
          <table:table-cell office:value-type="percentage" office:value="0.0534" calcext:value-type="percentage">
            <text:p>5.34%</text:p>
          </table:table-cell>
          <table:table-cell office:value-type="percentage" office:value="0.7622" calcext:value-type="percentage">
            <text:p>76.22%</text:p>
          </table:table-cell>
          <table:table-cell office:value-type="float" office:value="9.71" calcext:value-type="float">
            <text:p>9.71</text:p>
          </table:table-cell>
          <table:table-cell office:value-type="float" office:value="4.29" calcext:value-type="float">
            <text:p>4.29</text:p>
          </table:table-cell>
          <table:table-cell table:formula="of:=[.I9]+[.J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percentage" office:value="0.1678" calcext:value-type="percentage">
            <text:p>16.78%</text:p>
          </table:table-cell>
          <table:table-cell office:value-type="percentage" office:value="0.1779" calcext:value-type="percentage">
            <text:p>17.79%</text:p>
          </table:table-cell>
          <table:table-cell office:value-type="percentage" office:value="0.1718" calcext:value-type="percentage">
            <text:p>17.18%</text:p>
          </table:table-cell>
          <table:table-cell table:number-columns-repeated="2" office:value-type="percentage" office:value="0.1721" calcext:value-type="percentage">
            <text:p>17.21%</text:p>
          </table:table-cell>
          <table:table-cell office:value-type="percentage" office:value="0.0292" calcext:value-type="percentage">
            <text:p>2.92%</text:p>
          </table:table-cell>
          <table:table-cell office:value-type="percentage" office:value="0.8341" calcext:value-type="percentage">
            <text:p>83.41%</text:p>
          </table:table-cell>
          <table:table-cell office:value-type="float" office:value="9.45" calcext:value-type="float">
            <text:p>9.45</text:p>
          </table:table-cell>
          <table:table-cell office:value-type="float" office:value="5.5" calcext:value-type="float">
            <text:p>5.5</text:p>
          </table:table-cell>
          <table:table-cell table:formula="of:=[.I10]+[.J10]" office:value-type="float" office:value="14.95" calcext:value-type="float">
            <text:p>14.9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percentage" office:value="0.0119" calcext:value-type="percentage">
            <text:p>1.19%</text:p>
          </table:table-cell>
          <table:table-cell office:value-type="percentage" office:value="0.0125" calcext:value-type="percentage">
            <text:p>1.25%</text:p>
          </table:table-cell>
          <table:table-cell office:value-type="percentage" office:value="0.0189" calcext:value-type="percentage">
            <text:p>1.89%</text:p>
          </table:table-cell>
          <table:table-cell table:number-columns-repeated="2" office:value-type="percentage" office:value="0.0228" calcext:value-type="percentage">
            <text:p>2.28%</text:p>
          </table:table-cell>
          <table:table-cell office:value-type="percentage" office:value="0.0088" calcext:value-type="percentage">
            <text:p>0.88%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office:value-type="float" office:value="12.22" calcext:value-type="float">
            <text:p>12.22</text:p>
          </table:table-cell>
          <table:table-cell table:formula="of:=[.I11]+[.J11]" office:value-type="float" office:value="12.22" calcext:value-type="float">
            <text:p>12.22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DB2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k</text:p>
          </table:table-cell>
          <table:table-cell table:style-name="ce1" office:value-type="string" calcext:value-type="string" table:number-columns-spanned="1" table:number-rows-spanned="2">
            <text:p>EER</text:p>
          </table:table-cell>
          <table:table-cell table:style-name="ce1" office:value-type="string" calcext:value-type="string" table:number-columns-spanned="4" table:number-rows-spanned="1">
            <text:p>FNMR @ FMR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Precision @ k</text:p>
          </table:table-cell>
          <table:table-cell table:style-name="ce1" office:value-type="string" calcext:value-type="string" table:number-columns-spanned="1" table:number-rows-spanned="2">
            <text:p>Recall @ k</text:p>
          </table:table-cell>
          <table:table-cell table:style-name="ce1" office:value-type="string" calcext:value-type="string" table:number-columns-spanned="3" table:number-rows-spanned="1">
            <text:p>Exec Time (s)</text:p>
          </table:table-cell>
          <table:covered-table-cell table:number-columns-repeated="2" table:style-name="ce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FMR @ 1%</text:p>
          </table:table-cell>
          <table:table-cell table:style-name="ce1" office:value-type="string" calcext:value-type="string">
            <text:p>FMR @ 0.1%</text:p>
          </table:table-cell>
          <table:table-cell table:style-name="ce1" office:value-type="string" calcext:value-type="string">
            <text:p>FMR @ 0.01%</text:p>
          </table:table-cell>
          <table:table-cell table:style-name="ce1" office:value-type="string" calcext:value-type="string">
            <text:p>FMR @ 0%</text:p>
          </table:table-cell>
          <table:covered-table-cell table:number-columns-repeated="2" table:style-name="ce1"/>
          <table:table-cell table:style-name="ce1" office:value-type="string" calcext:value-type="string">
            <text:p>Retrieval</text:p>
          </table:table-cell>
          <table:table-cell table:style-name="ce1" office:value-type="string" calcext:value-type="string">
            <text:p>Scoring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63515" calcext:value-type="percentage">
            <text:p>63.52%</text:p>
          </table:table-cell>
          <table:table-cell table:number-columns-repeated="4" office:value-type="percentage" office:value="0.635" calcext:value-type="percentage">
            <text:p>63.50%</text:p>
          </table:table-cell>
          <table:table-cell office:value-type="percentage" office:value="0.8462" calcext:value-type="percentage">
            <text:p>84.62%</text:p>
          </table:table-cell>
          <table:table-cell office:value-type="percentage" office:value="0.3626" calcext:value-type="percentage">
            <text:p>36.26%</text:p>
          </table:table-cell>
          <table:table-cell office:value-type="float" office:value="10.83" calcext:value-type="float">
            <text:p>10.83</text:p>
          </table:table-cell>
          <table:table-cell office:value-type="float" office:value="1.86" calcext:value-type="float">
            <text:p>1.86</text:p>
          </table:table-cell>
          <table:table-cell table:formula="of:=[.I16]+[.J16]" office:value-type="float" office:value="12.69" calcext:value-type="float">
            <text:p>12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4598" calcext:value-type="percentage">
            <text:p>45.98%</text:p>
          </table:table-cell>
          <table:table-cell table:number-columns-repeated="4" office:value-type="percentage" office:value="0.4596" calcext:value-type="percentage">
            <text:p>45.96%</text:p>
          </table:table-cell>
          <table:table-cell office:value-type="percentage" office:value="0.7523" calcext:value-type="percentage">
            <text:p>75.23%</text:p>
          </table:table-cell>
          <table:table-cell office:value-type="percentage" office:value="0.5373" calcext:value-type="percentage">
            <text:p>53.73%</text:p>
          </table:table-cell>
          <table:table-cell office:value-type="float" office:value="11.37" calcext:value-type="float">
            <text:p>11.37</text:p>
          </table:table-cell>
          <table:table-cell office:value-type="float" office:value="2.86" calcext:value-type="float">
            <text:p>2.86</text:p>
          </table:table-cell>
          <table:table-cell table:formula="of:=[.I17]+[.J17]" office:value-type="float" office:value="14.23" calcext:value-type="float">
            <text:p>14.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3297" calcext:value-type="percentage">
            <text:p>32.97%</text:p>
          </table:table-cell>
          <table:table-cell table:number-columns-repeated="2" office:value-type="percentage" office:value="0.3296" calcext:value-type="percentage">
            <text:p>32.96%</text:p>
          </table:table-cell>
          <table:table-cell table:number-columns-repeated="2" office:value-type="percentage" office:value="0.33" calcext:value-type="percentage">
            <text:p>33.00%</text:p>
          </table:table-cell>
          <table:table-cell office:value-type="percentage" office:value="0.4646" calcext:value-type="percentage">
            <text:p>46.46%</text:p>
          </table:table-cell>
          <table:table-cell office:value-type="percentage" office:value="0.6637" calcext:value-type="percentage">
            <text:p>66.37%</text:p>
          </table:table-cell>
          <table:table-cell office:value-type="float" office:value="13.25" calcext:value-type="float">
            <text:p>13.25</text:p>
          </table:table-cell>
          <table:table-cell office:value-type="float" office:value="3.56" calcext:value-type="float">
            <text:p>3.56</text:p>
          </table:table-cell>
          <table:table-cell table:formula="of:=[.I18]+[.J18]" office:value-type="float" office:value="16.81" calcext:value-type="float">
            <text:p>16.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279" calcext:value-type="percentage">
            <text:p>27.90%</text:p>
          </table:table-cell>
          <table:table-cell table:number-columns-repeated="2" office:value-type="percentage" office:value="0.2789" calcext:value-type="percentage">
            <text:p>27.89%</text:p>
          </table:table-cell>
          <table:table-cell table:number-columns-repeated="2" office:value-type="percentage" office:value="0.2796" calcext:value-type="percentage">
            <text:p>27.96%</text:p>
          </table:table-cell>
          <table:table-cell office:value-type="percentage" office:value="0.2507" calcext:value-type="percentage">
            <text:p>25.07%</text:p>
          </table:table-cell>
          <table:table-cell office:value-type="percentage" office:value="0.7163" calcext:value-type="percentage">
            <text:p>71.63%</text:p>
          </table:table-cell>
          <table:table-cell office:value-type="float" office:value="12.53" calcext:value-type="float">
            <text:p>12.53</text:p>
          </table:table-cell>
          <table:table-cell office:value-type="float" office:value="4.34" calcext:value-type="float">
            <text:p>4.34</text:p>
          </table:table-cell>
          <table:table-cell table:formula="of:=[.I19]+[.J19]" office:value-type="float" office:value="16.87" calcext:value-type="float">
            <text:p>16.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percentage" office:value="0.217" calcext:value-type="percentage">
            <text:p>21.70%</text:p>
          </table:table-cell>
          <table:table-cell office:value-type="percentage" office:value="0.2168" calcext:value-type="percentage">
            <text:p>21.68%</text:p>
          </table:table-cell>
          <table:table-cell office:value-type="percentage" office:value="0.2171" calcext:value-type="percentage">
            <text:p>21.71%</text:p>
          </table:table-cell>
          <table:table-cell table:number-columns-repeated="2" office:value-type="percentage" office:value="0.2182" calcext:value-type="percentage">
            <text:p>21.82%</text:p>
          </table:table-cell>
          <table:table-cell office:value-type="percentage" office:value="0.1082" calcext:value-type="percentage">
            <text:p>10.82%</text:p>
          </table:table-cell>
          <table:table-cell office:value-type="percentage" office:value="0.7733" calcext:value-type="percentage">
            <text:p>77.33%</text:p>
          </table:table-cell>
          <table:table-cell office:value-type="float" office:value="11.97" calcext:value-type="float">
            <text:p>11.97</text:p>
          </table:table-cell>
          <table:table-cell office:value-type="float" office:value="4.59" calcext:value-type="float">
            <text:p>4.59</text:p>
          </table:table-cell>
          <table:table-cell table:formula="of:=[.I20]+[.J20]" office:value-type="float" office:value="16.56" calcext:value-type="float">
            <text:p>16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0.1691" calcext:value-type="percentage">
            <text:p>16.91%</text:p>
          </table:table-cell>
          <table:table-cell office:value-type="percentage" office:value="0.1689" calcext:value-type="percentage">
            <text:p>16.89%</text:p>
          </table:table-cell>
          <table:table-cell office:value-type="percentage" office:value="0.1693" calcext:value-type="percentage">
            <text:p>16.93%</text:p>
          </table:table-cell>
          <table:table-cell table:number-columns-repeated="2" office:value-type="percentage" office:value="0.1721" calcext:value-type="percentage">
            <text:p>17.21%</text:p>
          </table:table-cell>
          <table:table-cell office:value-type="percentage" office:value="0.0578" calcext:value-type="percentage">
            <text:p>5.78%</text:p>
          </table:table-cell>
          <table:table-cell office:value-type="percentage" office:value="0.8259" calcext:value-type="percentage">
            <text:p>82.59%</text:p>
          </table:table-cell>
          <table:table-cell office:value-type="float" office:value="13.61" calcext:value-type="float">
            <text:p>13.61</text:p>
          </table:table-cell>
          <table:table-cell office:value-type="float" office:value="5.4" calcext:value-type="float">
            <text:p>5.4</text:p>
          </table:table-cell>
          <table:table-cell table:formula="of:=[.I21]+[.J21]" office:value-type="float" office:value="19.01" calcext:value-type="float">
            <text:p>19.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percentage" office:value="0.1283" calcext:value-type="percentage">
            <text:p>12.83%</text:p>
          </table:table-cell>
          <table:table-cell office:value-type="percentage" office:value="0.1282" calcext:value-type="percentage">
            <text:p>12.82%</text:p>
          </table:table-cell>
          <table:table-cell office:value-type="percentage" office:value="0.13" calcext:value-type="percentage">
            <text:p>13.00%</text:p>
          </table:table-cell>
          <table:table-cell table:number-columns-repeated="2" office:value-type="percentage" office:value="0.1332" calcext:value-type="percentage">
            <text:p>13.32%</text:p>
          </table:table-cell>
          <table:table-cell office:value-type="percentage" office:value="0.0305" calcext:value-type="percentage">
            <text:p>3.05%</text:p>
          </table:table-cell>
          <table:table-cell office:value-type="percentage" office:value="0.8722" calcext:value-type="percentage">
            <text:p>87.22%</text:p>
          </table:table-cell>
          <table:table-cell office:value-type="float" office:value="13.65" calcext:value-type="float">
            <text:p>13.65</text:p>
          </table:table-cell>
          <table:table-cell office:value-type="float" office:value="6.78" calcext:value-type="float">
            <text:p>6.78</text:p>
          </table:table-cell>
          <table:table-cell table:formula="of:=[.I22]+[.J22]" office:value-type="float" office:value="20.43" calcext:value-type="float">
            <text:p>20.4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0039" calcext:value-type="percentage">
            <text:p>0.39%</text:p>
          </table:table-cell>
          <table:table-cell office:value-type="percentage" office:value="0.0111" calcext:value-type="percentage">
            <text:p>1.11%</text:p>
          </table:table-cell>
          <table:table-cell table:number-columns-repeated="2" office:value-type="percentage" office:value="0.0146" calcext:value-type="percentage">
            <text:p>1.46%</text:p>
          </table:table-cell>
          <table:table-cell office:value-type="percentage" office:value="0.0088" calcext:value-type="percentage">
            <text:p>0.88%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office:value-type="float" office:value="13.79" calcext:value-type="float">
            <text:p>13.79</text:p>
          </table:table-cell>
          <table:table-cell table:formula="of:=[.I23]+[.J23]" office:value-type="float" office:value="13.79" calcext:value-type="float">
            <text:p>13.79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DB3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k</text:p>
          </table:table-cell>
          <table:table-cell table:style-name="ce1" office:value-type="string" calcext:value-type="string" table:number-columns-spanned="1" table:number-rows-spanned="2">
            <text:p>EER</text:p>
          </table:table-cell>
          <table:table-cell table:style-name="ce1" office:value-type="string" calcext:value-type="string" table:number-columns-spanned="4" table:number-rows-spanned="1">
            <text:p>FNMR @ FMR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Precision @ k</text:p>
          </table:table-cell>
          <table:table-cell table:style-name="ce1" office:value-type="string" calcext:value-type="string" table:number-columns-spanned="1" table:number-rows-spanned="2">
            <text:p>Recall @ k</text:p>
          </table:table-cell>
          <table:table-cell table:style-name="ce1" office:value-type="string" calcext:value-type="string" table:number-columns-spanned="3" table:number-rows-spanned="1">
            <text:p>Exec Time (s)</text:p>
          </table:table-cell>
          <table:covered-table-cell table:number-columns-repeated="2" table:style-name="ce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FMR @ 1%</text:p>
          </table:table-cell>
          <table:table-cell table:style-name="ce1" office:value-type="string" calcext:value-type="string">
            <text:p>FMR @ 0.1%</text:p>
          </table:table-cell>
          <table:table-cell table:style-name="ce1" office:value-type="string" calcext:value-type="string">
            <text:p>FMR @ 0.01%</text:p>
          </table:table-cell>
          <table:table-cell table:style-name="ce1" office:value-type="string" calcext:value-type="string">
            <text:p>FMR @ 0%</text:p>
          </table:table-cell>
          <table:covered-table-cell table:number-columns-repeated="2" table:style-name="ce1"/>
          <table:table-cell table:style-name="ce1" office:value-type="string" calcext:value-type="string">
            <text:p>Retrieval</text:p>
          </table:table-cell>
          <table:table-cell table:style-name="ce1" office:value-type="string" calcext:value-type="string">
            <text:p>Scoring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6956" calcext:value-type="percentage">
            <text:p>69.56%</text:p>
          </table:table-cell>
          <table:table-cell table:number-columns-repeated="4" office:value-type="percentage" office:value="0.6954" calcext:value-type="percentage">
            <text:p>69.54%</text:p>
          </table:table-cell>
          <table:table-cell office:value-type="percentage" office:value="0.7357" calcext:value-type="percentage">
            <text:p>73.57%</text:p>
          </table:table-cell>
          <table:table-cell office:value-type="percentage" office:value="0.3153" calcext:value-type="percentage">
            <text:p>31.53%</text:p>
          </table:table-cell>
          <table:table-cell office:value-type="float" office:value="33.86" calcext:value-type="float">
            <text:p>33.86</text:p>
          </table:table-cell>
          <table:table-cell office:value-type="float" office:value="2.52" calcext:value-type="float">
            <text:p>2.52</text:p>
          </table:table-cell>
          <table:table-cell table:formula="of:=[.I28]+[.J28]" office:value-type="float" office:value="36.38" calcext:value-type="float">
            <text:p>36.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percentage" office:value="0.5343" calcext:value-type="percentage">
            <text:p>53.43%</text:p>
          </table:table-cell>
          <table:table-cell office:value-type="percentage" office:value="0.6666" calcext:value-type="percentage">
            <text:p>66.66%</text:p>
          </table:table-cell>
          <table:table-cell office:value-type="percentage" office:value="0.4761" calcext:value-type="percentage">
            <text:p>47.61%</text:p>
          </table:table-cell>
          <table:table-cell office:value-type="float" office:value="32.52" calcext:value-type="float">
            <text:p>32.52</text:p>
          </table:table-cell>
          <table:table-cell office:value-type="float" office:value="3.78" calcext:value-type="float">
            <text:p>3.78</text:p>
          </table:table-cell>
          <table:table-cell table:formula="of:=[.I29]+[.J29]" office:value-type="float" office:value="36.3" calcext:value-type="float">
            <text:p>36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percentage" office:value="0.4143" calcext:value-type="percentage">
            <text:p>41.43%</text:p>
          </table:table-cell>
          <table:table-cell office:value-type="percentage" office:value="0.4166" calcext:value-type="percentage">
            <text:p>41.66%</text:p>
          </table:table-cell>
          <table:table-cell office:value-type="percentage" office:value="0.5951" calcext:value-type="percentage">
            <text:p>59.51%</text:p>
          </table:table-cell>
          <table:table-cell office:value-type="float" office:value="35.15" calcext:value-type="float">
            <text:p>35.15</text:p>
          </table:table-cell>
          <table:table-cell office:value-type="float" office:value="4.76" calcext:value-type="float">
            <text:p>4.76</text:p>
          </table:table-cell>
          <table:table-cell table:formula="of:=[.I30]+[.J30]" office:value-type="float" office:value="39.91" calcext:value-type="float">
            <text:p>39.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3772" calcext:value-type="percentage">
            <text:p>37.72%</text:p>
          </table:table-cell>
          <table:table-cell table:number-columns-repeated="4" office:value-type="percentage" office:value="0.3771" calcext:value-type="percentage">
            <text:p>37.71%</text:p>
          </table:table-cell>
          <table:table-cell office:value-type="percentage" office:value="0.2219" calcext:value-type="percentage">
            <text:p>22.19%</text:p>
          </table:table-cell>
          <table:table-cell office:value-type="percentage" office:value="0.6341" calcext:value-type="percentage">
            <text:p>63.41%</text:p>
          </table:table-cell>
          <table:table-cell office:value-type="float" office:value="37.06" calcext:value-type="float">
            <text:p>37.06</text:p>
          </table:table-cell>
          <table:table-cell office:value-type="float" office:value="5.38" calcext:value-type="float">
            <text:p>5.38</text:p>
          </table:table-cell>
          <table:table-cell table:formula="of:=[.I31]+[.J31]" office:value-type="float" office:value="42.44" calcext:value-type="float">
            <text:p>42.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percentage" office:value="0.3186" calcext:value-type="percentage">
            <text:p>31.86%</text:p>
          </table:table-cell>
          <table:table-cell office:value-type="percentage" office:value="0.3189" calcext:value-type="percentage">
            <text:p>31.89%</text:p>
          </table:table-cell>
          <table:table-cell table:number-columns-repeated="2" office:value-type="percentage" office:value="0.3196" calcext:value-type="percentage">
            <text:p>31.96%</text:p>
          </table:table-cell>
          <table:table-cell office:value-type="percentage" office:value="0.0969" calcext:value-type="percentage">
            <text:p>9.69%</text:p>
          </table:table-cell>
          <table:table-cell office:value-type="percentage" office:value="0.6924" calcext:value-type="percentage">
            <text:p>69.24%</text:p>
          </table:table-cell>
          <table:table-cell office:value-type="float" office:value="33.67" calcext:value-type="float">
            <text:p>33.67</text:p>
          </table:table-cell>
          <table:table-cell office:value-type="float" office:value="6.45" calcext:value-type="float">
            <text:p>6.45</text:p>
          </table:table-cell>
          <table:table-cell table:formula="of:=[.I32]+[.J32]" office:value-type="float" office:value="40.12" calcext:value-type="float">
            <text:p>40.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0.2657" calcext:value-type="percentage">
            <text:p>26.57%</text:p>
          </table:table-cell>
          <table:table-cell office:value-type="percentage" office:value="0.2664" calcext:value-type="percentage">
            <text:p>26.64%</text:p>
          </table:table-cell>
          <table:table-cell office:value-type="percentage" office:value="0.2689" calcext:value-type="percentage">
            <text:p>26.89%</text:p>
          </table:table-cell>
          <table:table-cell table:number-columns-repeated="2" office:value-type="percentage" office:value="0.2714" calcext:value-type="percentage">
            <text:p>27.14%</text:p>
          </table:table-cell>
          <table:table-cell office:value-type="percentage" office:value="0.0521" calcext:value-type="percentage">
            <text:p>5.21%</text:p>
          </table:table-cell>
          <table:table-cell office:value-type="percentage" office:value="0.7439" calcext:value-type="percentage">
            <text:p>74.39%</text:p>
          </table:table-cell>
          <table:table-cell office:value-type="float" office:value="39.13" calcext:value-type="float">
            <text:p>39.13</text:p>
          </table:table-cell>
          <table:table-cell office:value-type="float" office:value="8.22" calcext:value-type="float">
            <text:p>8.22</text:p>
          </table:table-cell>
          <table:table-cell table:formula="of:=[.I33]+[.J33]" office:value-type="float" office:value="47.35" calcext:value-type="float">
            <text:p>47.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189" calcext:value-type="percentage">
            <text:p>21.89%</text:p>
          </table:table-cell>
          <table:table-cell table:number-columns-repeated="2" office:value-type="percentage" office:value="0.2239" calcext:value-type="percentage">
            <text:p>22.39%</text:p>
          </table:table-cell>
          <table:table-cell office:value-type="percentage" office:value="0.0278" calcext:value-type="percentage">
            <text:p>2.78%</text:p>
          </table:table-cell>
          <table:table-cell office:value-type="percentage" office:value="0.7957" calcext:value-type="percentage">
            <text:p>79.57%</text:p>
          </table:table-cell>
          <table:table-cell office:value-type="float" office:value="37.65" calcext:value-type="float">
            <text:p>37.65</text:p>
          </table:table-cell>
          <table:table-cell office:value-type="float" office:value="10" calcext:value-type="float">
            <text:p>10</text:p>
          </table:table-cell>
          <table:table-cell table:formula="of:=[.I34]+[.J34]" office:value-type="float" office:value="47.65" calcext:value-type="float">
            <text:p>47.6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percentage" office:value="0.0254" calcext:value-type="percentage">
            <text:p>2.54%</text:p>
          </table:table-cell>
          <table:table-cell office:value-type="percentage" office:value="0.0368" calcext:value-type="percentage">
            <text:p>3.68%</text:p>
          </table:table-cell>
          <table:table-cell office:value-type="percentage" office:value="0.0621" calcext:value-type="percentage">
            <text:p>6.21%</text:p>
          </table:table-cell>
          <table:table-cell table:number-columns-repeated="2" office:value-type="percentage" office:value="0.0764" calcext:value-type="percentage">
            <text:p>7.64%</text:p>
          </table:table-cell>
          <table:table-cell office:value-type="percentage" office:value="0.0088" calcext:value-type="percentage">
            <text:p>0.88%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office:value-type="float" office:value="22.44" calcext:value-type="float">
            <text:p>22.44</text:p>
          </table:table-cell>
          <table:table-cell table:formula="of:=[.I35]+[.J35]" office:value-type="float" office:value="22.44" calcext:value-type="float">
            <text:p>22.44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DB4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k</text:p>
          </table:table-cell>
          <table:table-cell table:style-name="ce1" office:value-type="string" calcext:value-type="string" table:number-columns-spanned="1" table:number-rows-spanned="2">
            <text:p>EER</text:p>
          </table:table-cell>
          <table:table-cell table:style-name="ce1" office:value-type="string" calcext:value-type="string" table:number-columns-spanned="4" table:number-rows-spanned="1">
            <text:p>FNMR @ FMR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Precision @ k</text:p>
          </table:table-cell>
          <table:table-cell table:style-name="ce1" office:value-type="string" calcext:value-type="string" table:number-columns-spanned="1" table:number-rows-spanned="2">
            <text:p>Recall @ k</text:p>
          </table:table-cell>
          <table:table-cell table:style-name="ce1" office:value-type="string" calcext:value-type="string" table:number-columns-spanned="3" table:number-rows-spanned="1">
            <text:p>Exec Time (s)</text:p>
          </table:table-cell>
          <table:covered-table-cell table:number-columns-repeated="2" table:style-name="ce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FMR @ 1%</text:p>
          </table:table-cell>
          <table:table-cell table:style-name="ce1" office:value-type="string" calcext:value-type="string">
            <text:p>FMR @ 0.1%</text:p>
          </table:table-cell>
          <table:table-cell table:style-name="ce1" office:value-type="string" calcext:value-type="string">
            <text:p>FMR @ 0.01%</text:p>
          </table:table-cell>
          <table:table-cell table:style-name="ce1" office:value-type="string" calcext:value-type="string">
            <text:p>FMR @ 0%</text:p>
          </table:table-cell>
          <table:covered-table-cell table:number-columns-repeated="2" table:style-name="ce1"/>
          <table:table-cell table:style-name="ce1" office:value-type="string" calcext:value-type="string">
            <text:p>Retrieval</text:p>
          </table:table-cell>
          <table:table-cell table:style-name="ce1" office:value-type="string" calcext:value-type="string">
            <text:p>Scoring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7701" calcext:value-type="percentage">
            <text:p>77.01%</text:p>
          </table:table-cell>
          <table:table-cell office:value-type="percentage" office:value="0.7459" calcext:value-type="percentage">
            <text:p>74.59%</text:p>
          </table:table-cell>
          <table:table-cell table:number-columns-repeated="3" office:value-type="percentage" office:value="0.7457" calcext:value-type="percentage">
            <text:p>74.5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2571" calcext:value-type="percentage">
            <text:p>25.71%</text:p>
          </table:table-cell>
          <table:table-cell office:value-type="float" office:value="5.56" calcext:value-type="float">
            <text:p>5.56</text:p>
          </table:table-cell>
          <table:table-cell office:value-type="float" office:value="0.98" calcext:value-type="float">
            <text:p>0.98</text:p>
          </table:table-cell>
          <table:table-cell table:formula="of:=[.I40]+[.J40]" office:value-type="float" office:value="6.54" calcext:value-type="float">
            <text:p>6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percentage" office:value="0.6739" calcext:value-type="percentage">
            <text:p>67.39%</text:p>
          </table:table-cell>
          <table:table-cell office:value-type="percentage" office:value="0.4611" calcext:value-type="percentage">
            <text:p>46.11%</text:p>
          </table:table-cell>
          <table:table-cell office:value-type="percentage" office:value="0.3294" calcext:value-type="percentage">
            <text:p>32.94%</text:p>
          </table:table-cell>
          <table:table-cell office:value-type="float" office:value="5.92" calcext:value-type="float">
            <text:p>5.92</text:p>
          </table:table-cell>
          <table:table-cell office:value-type="float" office:value="1.31" calcext:value-type="float">
            <text:p>1.31</text:p>
          </table:table-cell>
          <table:table-cell table:formula="of:=[.I41]+[.J41]" office:value-type="float" office:value="7.23" calcext:value-type="float">
            <text:p>7.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6158" calcext:value-type="percentage">
            <text:p>61.58%</text:p>
          </table:table-cell>
          <table:table-cell table:number-columns-repeated="4" office:value-type="percentage" office:value="0.6157" calcext:value-type="percentage">
            <text:p>61.57%</text:p>
          </table:table-cell>
          <table:table-cell office:value-type="percentage" office:value="0.275" calcext:value-type="percentage">
            <text:p>27.50%</text:p>
          </table:table-cell>
          <table:table-cell office:value-type="percentage" office:value="0.3928" calcext:value-type="percentage">
            <text:p>39.28%</text:p>
          </table:table-cell>
          <table:table-cell office:value-type="float" office:value="5.75" calcext:value-type="float">
            <text:p>5.75</text:p>
          </table:table-cell>
          <table:table-cell office:value-type="float" office:value="1.51" calcext:value-type="float">
            <text:p>1.51</text:p>
          </table:table-cell>
          <table:table-cell table:formula="of:=[.I42]+[.J42]" office:value-type="float" office:value="7.26" calcext:value-type="float">
            <text:p>7.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percentage" office:value="0.565" calcext:value-type="percentage">
            <text:p>56.50%</text:p>
          </table:table-cell>
          <table:table-cell office:value-type="percentage" office:value="0.1666" calcext:value-type="percentage">
            <text:p>16.66%</text:p>
          </table:table-cell>
          <table:table-cell office:value-type="percentage" office:value="0.4473" calcext:value-type="percentage">
            <text:p>44.73%</text:p>
          </table:table-cell>
          <table:table-cell office:value-type="float" office:value="5.97" calcext:value-type="float">
            <text:p>5.97</text:p>
          </table:table-cell>
          <table:table-cell office:value-type="float" office:value="1.91" calcext:value-type="float">
            <text:p>1.91</text:p>
          </table:table-cell>
          <table:table-cell table:formula="of:=[.I43]+[.J43]" office:value-type="float" office:value="7.88" calcext:value-type="float">
            <text:p>7.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percentage" office:value="0.4812" calcext:value-type="percentage">
            <text:p>48.12%</text:p>
          </table:table-cell>
          <table:table-cell office:value-type="percentage" office:value="0.4818" calcext:value-type="percentage">
            <text:p>48.18%</text:p>
          </table:table-cell>
          <table:table-cell office:value-type="percentage" office:value="0.4821" calcext:value-type="percentage">
            <text:p>48.21%</text:p>
          </table:table-cell>
          <table:table-cell table:number-columns-repeated="2" office:value-type="percentage" office:value="0.49" calcext:value-type="percentage">
            <text:p>49.00%</text:p>
          </table:table-cell>
          <table:table-cell office:value-type="percentage" office:value="0.0747" calcext:value-type="percentage">
            <text:p>7.47%</text:p>
          </table:table-cell>
          <table:table-cell office:value-type="percentage" office:value="0.5335" calcext:value-type="percentage">
            <text:p>53.35%</text:p>
          </table:table-cell>
          <table:table-cell office:value-type="float" office:value="5.87" calcext:value-type="float">
            <text:p>5.87</text:p>
          </table:table-cell>
          <table:table-cell office:value-type="float" office:value="2.48" calcext:value-type="float">
            <text:p>2.48</text:p>
          </table:table-cell>
          <table:table-cell table:formula="of:=[.I44]+[.J44]" office:value-type="float" office:value="8.35" calcext:value-type="float">
            <text:p>8.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0.4091" calcext:value-type="percentage">
            <text:p>40.91%</text:p>
          </table:table-cell>
          <table:table-cell office:value-type="percentage" office:value="0.4107" calcext:value-type="percentage">
            <text:p>41.07%</text:p>
          </table:table-cell>
          <table:table-cell office:value-type="percentage" office:value="0.4121" calcext:value-type="percentage">
            <text:p>41.21%</text:p>
          </table:table-cell>
          <table:table-cell table:number-columns-repeated="2" office:value-type="percentage" office:value="0.425" calcext:value-type="percentage">
            <text:p>42.50%</text:p>
          </table:table-cell>
          <table:table-cell office:value-type="percentage" office:value="0.0422" calcext:value-type="percentage">
            <text:p>4.22%</text:p>
          </table:table-cell>
          <table:table-cell office:value-type="percentage" office:value="0.6031" calcext:value-type="percentage">
            <text:p>60.31%</text:p>
          </table:table-cell>
          <table:table-cell office:value-type="float" office:value="6.42" calcext:value-type="float">
            <text:p>6.42</text:p>
          </table:table-cell>
          <table:table-cell office:value-type="float" office:value="3.17" calcext:value-type="float">
            <text:p>3.17</text:p>
          </table:table-cell>
          <table:table-cell table:formula="of:=[.I45]+[.J45]" office:value-type="float" office:value="9.59" calcext:value-type="float">
            <text:p>9.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percentage" office:value="0.3356" calcext:value-type="percentage">
            <text:p>33.56%</text:p>
          </table:table-cell>
          <table:table-cell office:value-type="percentage" office:value="0.3393" calcext:value-type="percentage">
            <text:p>33.93%</text:p>
          </table:table-cell>
          <table:table-cell office:value-type="percentage" office:value="0.3425" calcext:value-type="percentage">
            <text:p>34.25%</text:p>
          </table:table-cell>
          <table:table-cell table:number-columns-repeated="2" office:value-type="percentage" office:value="0.3575" calcext:value-type="percentage">
            <text:p>35.75%</text:p>
          </table:table-cell>
          <table:table-cell office:value-type="percentage" office:value="0.0239" calcext:value-type="percentage">
            <text:p>2.39%</text:p>
          </table:table-cell>
          <table:table-cell office:value-type="percentage" office:value="0.3637" calcext:value-type="percentage">
            <text:p>36.37%</text:p>
          </table:table-cell>
          <table:table-cell office:value-type="float" office:value="6.35" calcext:value-type="float">
            <text:p>6.35</text:p>
          </table:table-cell>
          <table:table-cell office:value-type="float" office:value="4.31" calcext:value-type="float">
            <text:p>4.31</text:p>
          </table:table-cell>
          <table:table-cell table:formula="of:=[.I46]+[.J46]" office:value-type="float" office:value="10.66" calcext:value-type="float">
            <text:p>10.6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percentage" office:value="0.0158" calcext:value-type="percentage">
            <text:p>1.58%</text:p>
          </table:table-cell>
          <table:table-cell office:value-type="percentage" office:value="0.0175" calcext:value-type="percentage">
            <text:p>1.75%</text:p>
          </table:table-cell>
          <table:table-cell office:value-type="percentage" office:value="0.0371" calcext:value-type="percentage">
            <text:p>3.71%</text:p>
          </table:table-cell>
          <table:table-cell table:number-columns-repeated="2" office:value-type="percentage" office:value="0.0621" calcext:value-type="percentage">
            <text:p>6.21%</text:p>
          </table:table-cell>
          <table:table-cell office:value-type="percentage" office:value="0.0088" calcext:value-type="percentage">
            <text:p>0.88%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office:value-type="float" office:value="10.26" calcext:value-type="float">
            <text:p>10.26</text:p>
          </table:table-cell>
          <table:table-cell table:formula="of:=[.I47]+[.J47]" office:value-type="float" office:value="10.26" calcext:value-type="float">
            <text:p>10.26</text:p>
          </table:table-cell>
        </table:table-row>
      </table:table>
      <table:table table:name="DB2002" table:style-name="ta1">
        <table:table-column table:style-name="co1" table:default-cell-style-name="Default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10" table:default-cell-style-name="ce2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B1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k</text:p>
          </table:table-cell>
          <table:table-cell table:style-name="ce1" office:value-type="string" calcext:value-type="string" table:number-columns-spanned="1" table:number-rows-spanned="2">
            <text:p>EER</text:p>
          </table:table-cell>
          <table:table-cell table:style-name="ce1" office:value-type="string" calcext:value-type="string" table:number-columns-spanned="4" table:number-rows-spanned="1">
            <text:p>FNMR @ FMR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Precision @ k</text:p>
          </table:table-cell>
          <table:table-cell table:style-name="ce1" office:value-type="string" calcext:value-type="string" table:number-columns-spanned="1" table:number-rows-spanned="2">
            <text:p>Recall @ k</text:p>
          </table:table-cell>
          <table:table-cell table:style-name="ce1" office:value-type="string" calcext:value-type="string" table:number-columns-spanned="3" table:number-rows-spanned="1">
            <text:p>Exec Time (s)</text:p>
          </table:table-cell>
          <table:covered-table-cell table:number-columns-repeated="2" table:style-name="ce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FMR @ 1%</text:p>
          </table:table-cell>
          <table:table-cell table:style-name="ce1" office:value-type="string" calcext:value-type="string">
            <text:p>FMR @ 0.1%</text:p>
          </table:table-cell>
          <table:table-cell table:style-name="ce1" office:value-type="string" calcext:value-type="string">
            <text:p>FMR @ 0.01%</text:p>
          </table:table-cell>
          <table:table-cell table:style-name="ce1" office:value-type="string" calcext:value-type="string">
            <text:p>FMR @ 0%</text:p>
          </table:table-cell>
          <table:covered-table-cell table:number-columns-repeated="2" table:style-name="ce1"/>
          <table:table-cell table:style-name="ce1" office:value-type="string" calcext:value-type="string">
            <text:p>Retrieval</text:p>
          </table:table-cell>
          <table:table-cell table:style-name="ce1" office:value-type="string" calcext:value-type="string">
            <text:p>Scoring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percentage" office:value="0.6893" calcext:value-type="percentage">
            <text:p>68.93%</text:p>
          </table:table-cell>
          <table:table-cell office:value-type="percentage" office:value="0.7438" calcext:value-type="percentage">
            <text:p>74.38%</text:p>
          </table:table-cell>
          <table:table-cell office:value-type="percentage" office:value="0.3188" calcext:value-type="percentage">
            <text:p>31.88%</text:p>
          </table:table-cell>
          <table:table-cell office:value-type="float" office:value="10.39" calcext:value-type="float">
            <text:p>10.39</text:p>
          </table:table-cell>
          <table:table-cell office:value-type="float" office:value="1.71" calcext:value-type="float">
            <text:p>1.71</text:p>
          </table:table-cell>
          <table:table-cell table:formula="of:=[.I4]+[.J4]"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percentage" office:value="0.5532" calcext:value-type="percentage">
            <text:p>55.32%</text:p>
          </table:table-cell>
          <table:table-cell office:value-type="percentage" office:value="0.6222" calcext:value-type="percentage">
            <text:p>62.22%</text:p>
          </table:table-cell>
          <table:table-cell office:value-type="percentage" office:value="0.4445" calcext:value-type="percentage">
            <text:p>44.45%</text:p>
          </table:table-cell>
          <table:table-cell office:value-type="float" office:value="11.02" calcext:value-type="float">
            <text:p>11.02</text:p>
          </table:table-cell>
          <table:table-cell office:value-type="float" office:value="2.39" calcext:value-type="float">
            <text:p>2.39</text:p>
          </table:table-cell>
          <table:table-cell table:formula="of:=[.I5]+[.J5]" office:value-type="float" office:value="13.41" calcext:value-type="float">
            <text:p>13.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4719" calcext:value-type="percentage">
            <text:p>47.19%</text:p>
          </table:table-cell>
          <table:table-cell table:number-columns-repeated="4" office:value-type="percentage" office:value="0.4718" calcext:value-type="percentage">
            <text:p>47.18%</text:p>
          </table:table-cell>
          <table:table-cell office:value-type="percentage" office:value="0.3654" calcext:value-type="percentage">
            <text:p>36.54%</text:p>
          </table:table-cell>
          <table:table-cell office:value-type="percentage" office:value="0.522" calcext:value-type="percentage">
            <text:p>52.20%</text:p>
          </table:table-cell>
          <table:table-cell office:value-type="float" office:value="11.29" calcext:value-type="float">
            <text:p>11.29</text:p>
          </table:table-cell>
          <table:table-cell office:value-type="float" office:value="2.79" calcext:value-type="float">
            <text:p>2.79</text:p>
          </table:table-cell>
          <table:table-cell table:formula="of:=[.I6]+[.J6]" office:value-type="float" office:value="14.08" calcext:value-type="float">
            <text:p>14.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percentage" office:value="0.4311" calcext:value-type="percentage">
            <text:p>43.11%</text:p>
          </table:table-cell>
          <table:table-cell office:value-type="percentage" office:value="0.1966" calcext:value-type="percentage">
            <text:p>19.66%</text:p>
          </table:table-cell>
          <table:table-cell office:value-type="percentage" office:value="0.5618" calcext:value-type="percentage">
            <text:p>56.18%</text:p>
          </table:table-cell>
          <table:table-cell office:value-type="float" office:value="11.09" calcext:value-type="float">
            <text:p>11.09</text:p>
          </table:table-cell>
          <table:table-cell office:value-type="float" office:value="3.18" calcext:value-type="float">
            <text:p>3.18</text:p>
          </table:table-cell>
          <table:table-cell table:formula="of:=[.I7]+[.J7]" office:value-type="float" office:value="14.27" calcext:value-type="float">
            <text:p>14.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percentage" office:value="0.378" calcext:value-type="percentage">
            <text:p>37.80%</text:p>
          </table:table-cell>
          <table:table-cell table:number-columns-repeated="4" office:value-type="percentage" office:value="0.3782" calcext:value-type="percentage">
            <text:p>37.82%</text:p>
          </table:table-cell>
          <table:table-cell office:value-type="percentage" office:value="0.0862" calcext:value-type="percentage">
            <text:p>8.62%</text:p>
          </table:table-cell>
          <table:table-cell office:value-type="percentage" office:value="0.6157" calcext:value-type="percentage">
            <text:p>61.57%</text:p>
          </table:table-cell>
          <table:table-cell office:value-type="float" office:value="10.83" calcext:value-type="float">
            <text:p>10.83</text:p>
          </table:table-cell>
          <table:table-cell office:value-type="float" office:value="3.92" calcext:value-type="float">
            <text:p>3.92</text:p>
          </table:table-cell>
          <table:table-cell table:formula="of:=[.I8]+[.J8]" office:value-type="float" office:value="14.75" calcext:value-type="float">
            <text:p>14.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0.3339" calcext:value-type="percentage">
            <text:p>33.39%</text:p>
          </table:table-cell>
          <table:table-cell table:number-columns-repeated="2" office:value-type="percentage" office:value="0.3346" calcext:value-type="percentage">
            <text:p>33.46%</text:p>
          </table:table-cell>
          <table:table-cell table:number-columns-repeated="2" office:value-type="percentage" office:value="0.335" calcext:value-type="percentage">
            <text:p>33.50%</text:p>
          </table:table-cell>
          <table:table-cell office:value-type="percentage" office:value="0.0462" calcext:value-type="percentage">
            <text:p>4.62%</text:p>
          </table:table-cell>
          <table:table-cell office:value-type="percentage" office:value="0.658" calcext:value-type="percentage">
            <text:p>65.80%</text:p>
          </table:table-cell>
          <table:table-cell office:value-type="float" office:value="11.35" calcext:value-type="float">
            <text:p>11.35</text:p>
          </table:table-cell>
          <table:table-cell office:value-type="float" office:value="4.51" calcext:value-type="float">
            <text:p>4.51</text:p>
          </table:table-cell>
          <table:table-cell table:formula="of:=[.I9]+[.J9]" office:value-type="float" office:value="15.86" calcext:value-type="float">
            <text:p>15.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percentage" office:value="0.2752" calcext:value-type="percentage">
            <text:p>27.52%</text:p>
          </table:table-cell>
          <table:table-cell table:number-columns-repeated="2" office:value-type="percentage" office:value="0.2761" calcext:value-type="percentage">
            <text:p>27.61%</text:p>
          </table:table-cell>
          <table:table-cell table:number-columns-repeated="2" office:value-type="percentage" office:value="0.2786" calcext:value-type="percentage">
            <text:p>27.86%</text:p>
          </table:table-cell>
          <table:table-cell office:value-type="percentage" office:value="0.0253" calcext:value-type="percentage">
            <text:p>2.53%</text:p>
          </table:table-cell>
          <table:table-cell office:value-type="percentage" office:value="0.7218" calcext:value-type="percentage">
            <text:p>72.18%</text:p>
          </table:table-cell>
          <table:table-cell office:value-type="float" office:value="11.57" calcext:value-type="float">
            <text:p>11.57</text:p>
          </table:table-cell>
          <table:table-cell office:value-type="float" office:value="5.94" calcext:value-type="float">
            <text:p>5.94</text:p>
          </table:table-cell>
          <table:table-cell table:formula="of:=[.I10]+[.J10]" office:value-type="float" office:value="17.51" calcext:value-type="float">
            <text:p>17.5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percentage" office:value="0.0087" calcext:value-type="percentage">
            <text:p>0.87%</text:p>
          </table:table-cell>
          <table:table-cell office:value-type="percentage" office:value="0.0082" calcext:value-type="percentage">
            <text:p>0.82%</text:p>
          </table:table-cell>
          <table:table-cell office:value-type="percentage" office:value="0.0125" calcext:value-type="percentage">
            <text:p>1.25%</text:p>
          </table:table-cell>
          <table:table-cell table:number-columns-repeated="2" office:value-type="percentage" office:value="0.0161" calcext:value-type="percentage">
            <text:p>1.61%</text:p>
          </table:table-cell>
          <table:table-cell office:value-type="percentage" office:value="0.0088" calcext:value-type="percentage">
            <text:p>0.88%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office:value-type="float" office:value="14.57" calcext:value-type="float">
            <text:p>14.57</text:p>
          </table:table-cell>
          <table:table-cell table:formula="of:=[.I11]+[.J11]" office:value-type="float" office:value="14.57" calcext:value-type="float">
            <text:p>14.57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DB2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k</text:p>
          </table:table-cell>
          <table:table-cell table:style-name="ce1" office:value-type="string" calcext:value-type="string" table:number-columns-spanned="1" table:number-rows-spanned="2">
            <text:p>EER</text:p>
          </table:table-cell>
          <table:table-cell table:style-name="ce1" office:value-type="string" calcext:value-type="string" table:number-columns-spanned="4" table:number-rows-spanned="1">
            <text:p>FNMR @ FMR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Precision @ k</text:p>
          </table:table-cell>
          <table:table-cell table:style-name="ce1" office:value-type="string" calcext:value-type="string" table:number-columns-spanned="1" table:number-rows-spanned="2">
            <text:p>Recall @ k</text:p>
          </table:table-cell>
          <table:table-cell table:style-name="ce1" office:value-type="string" calcext:value-type="string" table:number-columns-spanned="3" table:number-rows-spanned="1">
            <text:p>Exec Time (s)</text:p>
          </table:table-cell>
          <table:covered-table-cell table:number-columns-repeated="2" table:style-name="ce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FMR @ 1%</text:p>
          </table:table-cell>
          <table:table-cell table:style-name="ce1" office:value-type="string" calcext:value-type="string">
            <text:p>FMR @ 0.1%</text:p>
          </table:table-cell>
          <table:table-cell table:style-name="ce1" office:value-type="string" calcext:value-type="string">
            <text:p>FMR @ 0.01%</text:p>
          </table:table-cell>
          <table:table-cell table:style-name="ce1" office:value-type="string" calcext:value-type="string">
            <text:p>FMR @ 0%</text:p>
          </table:table-cell>
          <table:covered-table-cell table:number-columns-repeated="2" table:style-name="ce1"/>
          <table:table-cell table:style-name="ce1" office:value-type="string" calcext:value-type="string">
            <text:p>Retrieval</text:p>
          </table:table-cell>
          <table:table-cell table:style-name="ce1" office:value-type="string" calcext:value-type="string">
            <text:p>Scoring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6887" calcext:value-type="percentage">
            <text:p>68.87%</text:p>
          </table:table-cell>
          <table:table-cell table:number-columns-repeated="4" office:value-type="percentage" office:value="0.6886" calcext:value-type="percentage">
            <text:p>68.86%</text:p>
          </table:table-cell>
          <table:table-cell office:value-type="percentage" office:value="0.7895" calcext:value-type="percentage">
            <text:p>78.95%</text:p>
          </table:table-cell>
          <table:table-cell office:value-type="percentage" office:value="0.3384" calcext:value-type="percentage">
            <text:p>33.84%</text:p>
          </table:table-cell>
          <table:table-cell office:value-type="float" office:value="15.11" calcext:value-type="float">
            <text:p>15.11</text:p>
          </table:table-cell>
          <table:table-cell office:value-type="float" office:value="1.91" calcext:value-type="float">
            <text:p>1.91</text:p>
          </table:table-cell>
          <table:table-cell table:formula="of:=[.I16]+[.J16]" office:value-type="float" office:value="17.02" calcext:value-type="float">
            <text:p>17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5063" calcext:value-type="percentage">
            <text:p>50.63%</text:p>
          </table:table-cell>
          <table:table-cell table:number-columns-repeated="4" office:value-type="percentage" office:value="0.5061" calcext:value-type="percentage">
            <text:p>50.61%</text:p>
          </table:table-cell>
          <table:table-cell office:value-type="percentage" office:value="0.706" calcext:value-type="percentage">
            <text:p>70.60%</text:p>
          </table:table-cell>
          <table:table-cell office:value-type="percentage" office:value="0.5043" calcext:value-type="percentage">
            <text:p>50.43%</text:p>
          </table:table-cell>
          <table:table-cell office:value-type="float" office:value="16.32" calcext:value-type="float">
            <text:p>16.32</text:p>
          </table:table-cell>
          <table:table-cell office:value-type="float" office:value="3.03" calcext:value-type="float">
            <text:p>3.03</text:p>
          </table:table-cell>
          <table:table-cell table:formula="of:=[.I17]+[.J17]" office:value-type="float" office:value="19.35" calcext:value-type="float">
            <text:p>19.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424" calcext:value-type="percentage">
            <text:p>42.40%</text:p>
          </table:table-cell>
          <table:table-cell table:number-columns-repeated="4" office:value-type="percentage" office:value="0.4239" calcext:value-type="percentage">
            <text:p>42.39%</text:p>
          </table:table-cell>
          <table:table-cell office:value-type="percentage" office:value="0.4034" calcext:value-type="percentage">
            <text:p>40.34%</text:p>
          </table:table-cell>
          <table:table-cell office:value-type="percentage" office:value="0.5763" calcext:value-type="percentage">
            <text:p>57.63%</text:p>
          </table:table-cell>
          <table:table-cell office:value-type="float" office:value="15.96" calcext:value-type="float">
            <text:p>15.96</text:p>
          </table:table-cell>
          <table:table-cell office:value-type="float" office:value="3.6" calcext:value-type="float">
            <text:p>3.6</text:p>
          </table:table-cell>
          <table:table-cell table:formula="of:=[.I18]+[.J18]" office:value-type="float" office:value="19.56" calcext:value-type="float">
            <text:p>19.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percentage" office:value="0.3879" calcext:value-type="percentage">
            <text:p>38.79%</text:p>
          </table:table-cell>
          <table:table-cell table:number-columns-repeated="2" office:value-type="percentage" office:value="0.3882" calcext:value-type="percentage">
            <text:p>38.82%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6094" calcext:value-type="percentage">
            <text:p>60.94%</text:p>
          </table:table-cell>
          <table:table-cell office:value-type="float" office:value="16.99" calcext:value-type="float">
            <text:p>16.99</text:p>
          </table:table-cell>
          <table:table-cell office:value-type="float" office:value="3.8" calcext:value-type="float">
            <text:p>3.8</text:p>
          </table:table-cell>
          <table:table-cell table:formula="of:=[.I19]+[.J19]" office:value-type="float" office:value="20.79" calcext:value-type="float">
            <text:p>20.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 office:value-type="percentage" office:value="0.3479" calcext:value-type="percentage">
            <text:p>34.79%</text:p>
          </table:table-cell>
          <table:table-cell office:value-type="percentage" office:value="0.0914" calcext:value-type="percentage">
            <text:p>9.14%</text:p>
          </table:table-cell>
          <table:table-cell office:value-type="percentage" office:value="0.6526" calcext:value-type="percentage">
            <text:p>65.26%</text:p>
          </table:table-cell>
          <table:table-cell office:value-type="float" office:value="17.62" calcext:value-type="float">
            <text:p>17.62</text:p>
          </table:table-cell>
          <table:table-cell office:value-type="float" office:value="4.31" calcext:value-type="float">
            <text:p>4.31</text:p>
          </table:table-cell>
          <table:table-cell table:formula="of:=[.I20]+[.J20]" office:value-type="float" office:value="21.93" calcext:value-type="float">
            <text:p>21.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0.304" calcext:value-type="percentage">
            <text:p>30.40%</text:p>
          </table:table-cell>
          <table:table-cell office:value-type="percentage" office:value="0.3039" calcext:value-type="percentage">
            <text:p>30.39%</text:p>
          </table:table-cell>
          <table:table-cell table:number-columns-repeated="3" office:value-type="percentage" office:value="0.3046" calcext:value-type="percentage">
            <text:p>30.46%</text:p>
          </table:table-cell>
          <table:table-cell office:value-type="percentage" office:value="0.0488" calcext:value-type="percentage">
            <text:p>4.88%</text:p>
          </table:table-cell>
          <table:table-cell office:value-type="percentage" office:value="0.6971" calcext:value-type="percentage">
            <text:p>69.71%</text:p>
          </table:table-cell>
          <table:table-cell office:value-type="float" office:value="16.9" calcext:value-type="float">
            <text:p>16.9</text:p>
          </table:table-cell>
          <table:table-cell office:value-type="float" office:value="5.4" calcext:value-type="float">
            <text:p>5.4</text:p>
          </table:table-cell>
          <table:table-cell table:formula="of:=[.I21]+[.J21]"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percentage" office:value="0.2338" calcext:value-type="percentage">
            <text:p>23.38%</text:p>
          </table:table-cell>
          <table:table-cell office:value-type="percentage" office:value="0.2343" calcext:value-type="percentage">
            <text:p>23.43%</text:p>
          </table:table-cell>
          <table:table-cell office:value-type="percentage" office:value="0.235" calcext:value-type="percentage">
            <text:p>23.50%</text:p>
          </table:table-cell>
          <table:table-cell table:number-columns-repeated="2" office:value-type="percentage" office:value="0.2369" calcext:value-type="percentage">
            <text:p>23.69%</text:p>
          </table:table-cell>
          <table:table-cell office:value-type="percentage" office:value="0.0268" calcext:value-type="percentage">
            <text:p>2.68%</text:p>
          </table:table-cell>
          <table:table-cell office:value-type="percentage" office:value="0.7645" calcext:value-type="percentage">
            <text:p>76.45%</text:p>
          </table:table-cell>
          <table:table-cell office:value-type="float" office:value="16.6" calcext:value-type="float">
            <text:p>16.6</text:p>
          </table:table-cell>
          <table:table-cell office:value-type="float" office:value="7.02" calcext:value-type="float">
            <text:p>7.02</text:p>
          </table:table-cell>
          <table:table-cell table:formula="of:=[.I22]+[.J22]" office:value-type="float" office:value="23.62" calcext:value-type="float">
            <text:p>23.6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percentage" office:value="0.0046" calcext:value-type="percentage">
            <text:p>0.46%</text:p>
          </table:table-cell>
          <table:table-cell office:value-type="percentage" office:value="0.0036" calcext:value-type="percentage">
            <text:p>0.36%</text:p>
          </table:table-cell>
          <table:table-cell office:value-type="percentage" office:value="0.0068" calcext:value-type="percentage">
            <text:p>0.68%</text:p>
          </table:table-cell>
          <table:table-cell table:number-columns-repeated="2" office:value-type="percentage" office:value="0.01" calcext:value-type="percentage">
            <text:p>1.00%</text:p>
          </table:table-cell>
          <table:table-cell office:value-type="percentage" office:value="0.0088" calcext:value-type="percentage">
            <text:p>0.88%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I23]+[.J23]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DB3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k</text:p>
          </table:table-cell>
          <table:table-cell table:style-name="ce1" office:value-type="string" calcext:value-type="string" table:number-columns-spanned="1" table:number-rows-spanned="2">
            <text:p>EER</text:p>
          </table:table-cell>
          <table:table-cell table:style-name="ce1" office:value-type="string" calcext:value-type="string" table:number-columns-spanned="4" table:number-rows-spanned="1">
            <text:p>FNMR @ FMR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Precision @ k</text:p>
          </table:table-cell>
          <table:table-cell table:style-name="ce1" office:value-type="string" calcext:value-type="string" table:number-columns-spanned="1" table:number-rows-spanned="2">
            <text:p>Recall @ k</text:p>
          </table:table-cell>
          <table:table-cell table:style-name="ce1" office:value-type="string" calcext:value-type="string" table:number-columns-spanned="3" table:number-rows-spanned="1">
            <text:p>Exec Time (s)</text:p>
          </table:table-cell>
          <table:covered-table-cell table:number-columns-repeated="2" table:style-name="ce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FMR @ 1%</text:p>
          </table:table-cell>
          <table:table-cell table:style-name="ce1" office:value-type="string" calcext:value-type="string">
            <text:p>FMR @ 0.1%</text:p>
          </table:table-cell>
          <table:table-cell table:style-name="ce1" office:value-type="string" calcext:value-type="string">
            <text:p>FMR @ 0.01%</text:p>
          </table:table-cell>
          <table:table-cell table:style-name="ce1" office:value-type="string" calcext:value-type="string">
            <text:p>FMR @ 0%</text:p>
          </table:table-cell>
          <table:covered-table-cell table:number-columns-repeated="2" table:style-name="ce1"/>
          <table:table-cell table:style-name="ce1" office:value-type="string" calcext:value-type="string">
            <text:p>Retrieval</text:p>
          </table:table-cell>
          <table:table-cell table:style-name="ce1" office:value-type="string" calcext:value-type="string">
            <text:p>Scoring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7552" calcext:value-type="percentage">
            <text:p>75.52%</text:p>
          </table:table-cell>
          <table:table-cell table:number-columns-repeated="4" office:value-type="percentage" office:value="0.755" calcext:value-type="percentage">
            <text:p>75.50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6.84" calcext:value-type="float">
            <text:p>6.84</text:p>
          </table:table-cell>
          <table:table-cell office:value-type="float" office:value="0.97" calcext:value-type="float">
            <text:p>0.97</text:p>
          </table:table-cell>
          <table:table-cell table:formula="of:=[.I28]+[.J28]" office:value-type="float" office:value="7.81" calcext:value-type="float">
            <text:p>7.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percentage" office:value="0.6586" calcext:value-type="percentage">
            <text:p>65.86%</text:p>
          </table:table-cell>
          <table:table-cell table:number-columns-repeated="2" office:value-type="percentage" office:value="0.6593" calcext:value-type="percentage">
            <text:p>65.93%</text:p>
          </table:table-cell>
          <table:table-cell office:value-type="percentage" office:value="0.4714" calcext:value-type="percentage">
            <text:p>47.14%</text:p>
          </table:table-cell>
          <table:table-cell office:value-type="percentage" office:value="0.3367" calcext:value-type="percentage">
            <text:p>33.67%</text:p>
          </table:table-cell>
          <table:table-cell office:value-type="float" office:value="6.09" calcext:value-type="float">
            <text:p>6.09</text:p>
          </table:table-cell>
          <table:table-cell office:value-type="float" office:value="1.3" calcext:value-type="float">
            <text:p>1.3</text:p>
          </table:table-cell>
          <table:table-cell table:formula="of:=[.I29]+[.J29]" office:value-type="float" office:value="7.39" calcext:value-type="float">
            <text:p>7.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percentage" office:value="0.5911" calcext:value-type="percentage">
            <text:p>59.11%</text:p>
          </table:table-cell>
          <table:table-cell office:value-type="percentage" office:value="0.5921" calcext:value-type="percentage">
            <text:p>59.21%</text:p>
          </table:table-cell>
          <table:table-cell table:number-columns-repeated="2" office:value-type="percentage" office:value="0.5939" calcext:value-type="percentage">
            <text:p>59.39%</text:p>
          </table:table-cell>
          <table:table-cell office:value-type="percentage" office:value="0.2791" calcext:value-type="percentage">
            <text:p>27.91%</text:p>
          </table:table-cell>
          <table:table-cell office:value-type="percentage" office:value="0.3988" calcext:value-type="percentage">
            <text:p>39.88%</text:p>
          </table:table-cell>
          <table:table-cell office:value-type="float" office:value="6.27" calcext:value-type="float">
            <text:p>6.27</text:p>
          </table:table-cell>
          <table:table-cell office:value-type="float" office:value="1.63" calcext:value-type="float">
            <text:p>1.63</text:p>
          </table:table-cell>
          <table:table-cell table:formula="of:=[.I30]+[.J30]"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5483" calcext:value-type="percentage">
            <text:p>54.83%</text:p>
          </table:table-cell>
          <table:table-cell office:value-type="percentage" office:value="0.5493" calcext:value-type="percentage">
            <text:p>54.93%</text:p>
          </table:table-cell>
          <table:table-cell office:value-type="percentage" office:value="0.5514" calcext:value-type="percentage">
            <text:p>55.14%</text:p>
          </table:table-cell>
          <table:table-cell table:number-columns-repeated="2" office:value-type="percentage" office:value="0.5536" calcext:value-type="percentage">
            <text:p>55.36%</text:p>
          </table:table-cell>
          <table:table-cell office:value-type="percentage" office:value="0.1541" calcext:value-type="percentage">
            <text:p>15.41%</text:p>
          </table:table-cell>
          <table:table-cell office:value-type="percentage" office:value="0.4402" calcext:value-type="percentage">
            <text:p>44.02%</text:p>
          </table:table-cell>
          <table:table-cell office:value-type="float" office:value="6.04" calcext:value-type="float">
            <text:p>6.04</text:p>
          </table:table-cell>
          <table:table-cell office:value-type="float" office:value="1.96" calcext:value-type="float">
            <text:p>1.96</text:p>
          </table:table-cell>
          <table:table-cell table:formula="of:=[.I31]+[.J3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percentage" office:value="0.4812" calcext:value-type="percentage">
            <text:p>48.12%</text:p>
          </table:table-cell>
          <table:table-cell office:value-type="percentage" office:value="0.4846" calcext:value-type="percentage">
            <text:p>48.46%</text:p>
          </table:table-cell>
          <table:table-cell office:value-type="percentage" office:value="0.4882" calcext:value-type="percentage">
            <text:p>48.82%</text:p>
          </table:table-cell>
          <table:table-cell table:number-columns-repeated="2" office:value-type="percentage" office:value="0.4907" calcext:value-type="percentage">
            <text:p>49.07%</text:p>
          </table:table-cell>
          <table:table-cell office:value-type="percentage" office:value="0.0712" calcext:value-type="percentage">
            <text:p>7.12%</text:p>
          </table:table-cell>
          <table:table-cell office:value-type="percentage" office:value="0.5078" calcext:value-type="percentage">
            <text:p>50.78%</text:p>
          </table:table-cell>
          <table:table-cell office:value-type="float" office:value="6.67" calcext:value-type="float">
            <text:p>6.67</text:p>
          </table:table-cell>
          <table:table-cell office:value-type="float" office:value="2.46" calcext:value-type="float">
            <text:p>2.46</text:p>
          </table:table-cell>
          <table:table-cell table:formula="of:=[.I32]+[.J32]" office:value-type="float" office:value="9.13" calcext:value-type="float">
            <text:p>9.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0.419" calcext:value-type="percentage">
            <text:p>41.90%</text:p>
          </table:table-cell>
          <table:table-cell office:value-type="percentage" office:value="0.4254" calcext:value-type="percentage">
            <text:p>42.54%</text:p>
          </table:table-cell>
          <table:table-cell office:value-type="percentage" office:value="0.43" calcext:value-type="percentage">
            <text:p>43.00%</text:p>
          </table:table-cell>
          <table:table-cell table:number-columns-repeated="2" office:value-type="percentage" office:value="0.4325" calcext:value-type="percentage">
            <text:p>43.25%</text:p>
          </table:table-cell>
          <table:table-cell office:value-type="percentage" office:value="0.0402" calcext:value-type="percentage">
            <text:p>4.02%</text:p>
          </table:table-cell>
          <table:table-cell office:value-type="percentage" office:value="0.5747" calcext:value-type="percentage">
            <text:p>57.47%</text:p>
          </table:table-cell>
          <table:table-cell office:value-type="float" office:value="6.47" calcext:value-type="float">
            <text:p>6.47</text:p>
          </table:table-cell>
          <table:table-cell office:value-type="float" office:value="3.19" calcext:value-type="float">
            <text:p>3.19</text:p>
          </table:table-cell>
          <table:table-cell table:formula="of:=[.I33]+[.J33]"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percentage" office:value="0.3408" calcext:value-type="percentage">
            <text:p>34.08%</text:p>
          </table:table-cell>
          <table:table-cell office:value-type="percentage" office:value="0.3504" calcext:value-type="percentage">
            <text:p>35.04%</text:p>
          </table:table-cell>
          <table:table-cell office:value-type="percentage" office:value="0.3586" calcext:value-type="percentage">
            <text:p>35.86%</text:p>
          </table:table-cell>
          <table:table-cell table:number-columns-repeated="2" office:value-type="percentage" office:value="0.3621" calcext:value-type="percentage">
            <text:p>36.21%</text:p>
          </table:table-cell>
          <table:table-cell office:value-type="percentage" office:value="0.0229" calcext:value-type="percentage">
            <text:p>2.29%</text:p>
          </table:table-cell>
          <table:table-cell office:value-type="percentage" office:value="0.6543" calcext:value-type="percentage">
            <text:p>65.43%</text:p>
          </table:table-cell>
          <table:table-cell office:value-type="float" office:value="6.8" calcext:value-type="float">
            <text:p>6.8</text:p>
          </table:table-cell>
          <table:table-cell office:value-type="float" office:value="4.53" calcext:value-type="float">
            <text:p>4.53</text:p>
          </table:table-cell>
          <table:table-cell table:formula="of:=[.I34]+[.J34]" office:value-type="float" office:value="11.33" calcext:value-type="float">
            <text:p>11.3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0332" calcext:value-type="percentage">
            <text:p>3.32%</text:p>
          </table:table-cell>
          <table:table-cell office:value-type="percentage" office:value="0.0561" calcext:value-type="percentage">
            <text:p>5.61%</text:p>
          </table:table-cell>
          <table:table-cell table:number-columns-repeated="2" office:value-type="percentage" office:value="0.1136" calcext:value-type="percentage">
            <text:p>11.36%</text:p>
          </table:table-cell>
          <table:table-cell office:value-type="percentage" office:value="0.0088" calcext:value-type="percentage">
            <text:p>0.88%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office:value-type="float" office:value="11.74" calcext:value-type="float">
            <text:p>11.74</text:p>
          </table:table-cell>
          <table:table-cell table:formula="of:=[.I35]+[.J35]" office:value-type="float" office:value="11.74" calcext:value-type="float">
            <text:p>11.74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DB4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k</text:p>
          </table:table-cell>
          <table:table-cell table:style-name="ce1" office:value-type="string" calcext:value-type="string" table:number-columns-spanned="1" table:number-rows-spanned="2">
            <text:p>EER</text:p>
          </table:table-cell>
          <table:table-cell table:style-name="ce1" office:value-type="string" calcext:value-type="string" table:number-columns-spanned="4" table:number-rows-spanned="1">
            <text:p>FNMR @ FMR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Precision @ k</text:p>
          </table:table-cell>
          <table:table-cell table:style-name="ce1" office:value-type="string" calcext:value-type="string" table:number-columns-spanned="1" table:number-rows-spanned="2">
            <text:p>Recall @ k</text:p>
          </table:table-cell>
          <table:table-cell table:style-name="ce1" office:value-type="string" calcext:value-type="string" table:number-columns-spanned="3" table:number-rows-spanned="1">
            <text:p>Exec Time (s)</text:p>
          </table:table-cell>
          <table:covered-table-cell table:number-columns-repeated="2" table:style-name="ce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FMR @ 1%</text:p>
          </table:table-cell>
          <table:table-cell table:style-name="ce1" office:value-type="string" calcext:value-type="string">
            <text:p>FMR @ 0.1%</text:p>
          </table:table-cell>
          <table:table-cell table:style-name="ce1" office:value-type="string" calcext:value-type="string">
            <text:p>FMR @ 0.01%</text:p>
          </table:table-cell>
          <table:table-cell table:style-name="ce1" office:value-type="string" calcext:value-type="string">
            <text:p>FMR @ 0%</text:p>
          </table:table-cell>
          <table:covered-table-cell table:number-columns-repeated="2" table:style-name="ce1"/>
          <table:table-cell table:style-name="ce1" office:value-type="string" calcext:value-type="string">
            <text:p>Retrieval</text:p>
          </table:table-cell>
          <table:table-cell table:style-name="ce1" office:value-type="string" calcext:value-type="string">
            <text:p>Scoring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6998" calcext:value-type="percentage">
            <text:p>69.98%</text:p>
          </table:table-cell>
          <table:table-cell table:number-columns-repeated="4" office:value-type="percentage" office:value="0.6996" calcext:value-type="percentage">
            <text:p>69.96%</text:p>
          </table:table-cell>
          <table:table-cell office:value-type="percentage" office:value="0.7162" calcext:value-type="percentage">
            <text:p>71.62%</text:p>
          </table:table-cell>
          <table:table-cell office:value-type="percentage" office:value="0.3069" calcext:value-type="percentage">
            <text:p>30.69%</text:p>
          </table:table-cell>
          <table:table-cell office:value-type="float" office:value="9.05" calcext:value-type="float">
            <text:p>9.05</text:p>
          </table:table-cell>
          <table:table-cell office:value-type="float" office:value="1.47" calcext:value-type="float">
            <text:p>1.47</text:p>
          </table:table-cell>
          <table:table-cell table:formula="of:=[.I40]+[.J40]" office:value-type="float" office:value="10.52" calcext:value-type="float">
            <text:p>10.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percentage" office:value="0.6054" calcext:value-type="percentage">
            <text:p>60.54%</text:p>
          </table:table-cell>
          <table:table-cell office:value-type="percentage" office:value="0.6057" calcext:value-type="percentage">
            <text:p>60.57%</text:p>
          </table:table-cell>
          <table:table-cell table:number-columns-repeated="2" office:value-type="percentage" office:value="0.6061" calcext:value-type="percentage">
            <text:p>60.61%</text:p>
          </table:table-cell>
          <table:table-cell office:value-type="percentage" office:value="0.5554" calcext:value-type="percentage">
            <text:p>55.54%</text:p>
          </table:table-cell>
          <table:table-cell office:value-type="percentage" office:value="0.3967" calcext:value-type="percentage">
            <text:p>39.67%</text:p>
          </table:table-cell>
          <table:table-cell office:value-type="float" office:value="8.2" calcext:value-type="float">
            <text:p>8.2</text:p>
          </table:table-cell>
          <table:table-cell office:value-type="float" office:value="1.81" calcext:value-type="float">
            <text:p>1.81</text:p>
          </table:table-cell>
          <table:table-cell table:formula="of:=[.I41]+[.J41]" office:value-type="float" office:value="10.01" calcext:value-type="float">
            <text:p>10.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5394" calcext:value-type="percentage">
            <text:p>53.94%</text:p>
          </table:table-cell>
          <table:table-cell table:number-columns-repeated="2" office:value-type="percentage" office:value="0.5393" calcext:value-type="percentage">
            <text:p>53.93%</text:p>
          </table:table-cell>
          <table:table-cell table:number-columns-repeated="2" office:value-type="percentage" office:value="0.5407" calcext:value-type="percentage">
            <text:p>54.07%</text:p>
          </table:table-cell>
          <table:table-cell office:value-type="percentage" office:value="0.3253" calcext:value-type="percentage">
            <text:p>32.53%</text:p>
          </table:table-cell>
          <table:table-cell office:value-type="percentage" office:value="0.4647" calcext:value-type="percentage">
            <text:p>46.47%</text:p>
          </table:table-cell>
          <table:table-cell office:value-type="float" office:value="8.55" calcext:value-type="float">
            <text:p>8.55</text:p>
          </table:table-cell>
          <table:table-cell office:value-type="float" office:value="2.07" calcext:value-type="float">
            <text:p>2.07</text:p>
          </table:table-cell>
          <table:table-cell table:formula="of:=[.I42]+[.J42]" office:value-type="float" office:value="10.62" calcext:value-type="float">
            <text:p>10.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4854" calcext:value-type="percentage">
            <text:p>48.54%</text:p>
          </table:table-cell>
          <table:table-cell office:value-type="percentage" office:value="0.4857" calcext:value-type="percentage">
            <text:p>48.57%</text:p>
          </table:table-cell>
          <table:table-cell office:value-type="percentage" office:value="0.4868" calcext:value-type="percentage">
            <text:p>48.68%</text:p>
          </table:table-cell>
          <table:table-cell table:number-columns-repeated="2" office:value-type="percentage" office:value="0.4878" calcext:value-type="percentage">
            <text:p>48.78%</text:p>
          </table:table-cell>
          <table:table-cell office:value-type="percentage" office:value="0.1817" calcext:value-type="percentage">
            <text:p>18.17%</text:p>
          </table:table-cell>
          <table:table-cell office:value-type="percentage" office:value="0.5192" calcext:value-type="percentage">
            <text:p>51.92%</text:p>
          </table:table-cell>
          <table:table-cell office:value-type="float" office:value="8.75" calcext:value-type="float">
            <text:p>8.75</text:p>
          </table:table-cell>
          <table:table-cell office:value-type="float" office:value="2.37" calcext:value-type="float">
            <text:p>2.37</text:p>
          </table:table-cell>
          <table:table-cell table:formula="of:=[.I43]+[.J43]" office:value-type="float" office:value="11.12" calcext:value-type="float">
            <text:p>11.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percentage" office:value="0.397" calcext:value-type="percentage">
            <text:p>39.70%</text:p>
          </table:table-cell>
          <table:table-cell office:value-type="percentage" office:value="0.3975" calcext:value-type="percentage">
            <text:p>39.75%</text:p>
          </table:table-cell>
          <table:table-cell office:value-type="percentage" office:value="0.4004" calcext:value-type="percentage">
            <text:p>40.04%</text:p>
          </table:table-cell>
          <table:table-cell table:number-columns-repeated="2" office:value-type="percentage" office:value="0.4007" calcext:value-type="percentage">
            <text:p>40.07%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6075" calcext:value-type="percentage">
            <text:p>60.75%</text:p>
          </table:table-cell>
          <table:table-cell office:value-type="float" office:value="8.97" calcext:value-type="float">
            <text:p>8.97</text:p>
          </table:table-cell>
          <table:table-cell office:value-type="float" office:value="3" calcext:value-type="float">
            <text:p>3</text:p>
          </table:table-cell>
          <table:table-cell table:formula="of:=[.I44]+[.J44]" office:value-type="float" office:value="11.97" calcext:value-type="float">
            <text:p>11.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0.3343" calcext:value-type="percentage">
            <text:p>33.43%</text:p>
          </table:table-cell>
          <table:table-cell office:value-type="percentage" office:value="0.3353" calcext:value-type="percentage">
            <text:p>33.53%</text:p>
          </table:table-cell>
          <table:table-cell office:value-type="percentage" office:value="0.3386" calcext:value-type="percentage">
            <text:p>33.86%</text:p>
          </table:table-cell>
          <table:table-cell table:number-columns-repeated="2" office:value-type="percentage" office:value="0.3396" calcext:value-type="percentage">
            <text:p>33.96%</text:p>
          </table:table-cell>
          <table:table-cell office:value-type="percentage" office:value="0.0468" calcext:value-type="percentage">
            <text:p>4.68%</text:p>
          </table:table-cell>
          <table:table-cell office:value-type="percentage" office:value="0.669" calcext:value-type="percentage">
            <text:p>66.90%</text:p>
          </table:table-cell>
          <table:table-cell office:value-type="float" office:value="8.29" calcext:value-type="float">
            <text:p>8.29</text:p>
          </table:table-cell>
          <table:table-cell office:value-type="float" office:value="3.65" calcext:value-type="float">
            <text:p>3.65</text:p>
          </table:table-cell>
          <table:table-cell table:formula="of:=[.I45]+[.J45]" office:value-type="float" office:value="11.94" calcext:value-type="float">
            <text:p>11.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percentage" office:value="0.2576" calcext:value-type="percentage">
            <text:p>25.76%</text:p>
          </table:table-cell>
          <table:table-cell office:value-type="percentage" office:value="0.2618" calcext:value-type="percentage">
            <text:p>26.18%</text:p>
          </table:table-cell>
          <table:table-cell office:value-type="percentage" office:value="0.2661" calcext:value-type="percentage">
            <text:p>26.61%</text:p>
          </table:table-cell>
          <table:table-cell table:number-columns-repeated="2" office:value-type="percentage" office:value="0.2693" calcext:value-type="percentage">
            <text:p>26.93%</text:p>
          </table:table-cell>
          <table:table-cell office:value-type="percentage" office:value="0.0262" calcext:value-type="percentage">
            <text:p>2.62%</text:p>
          </table:table-cell>
          <table:table-cell office:value-type="percentage" office:value="0.7488" calcext:value-type="percentage">
            <text:p>74.88%</text:p>
          </table:table-cell>
          <table:table-cell office:value-type="float" office:value="9.52" calcext:value-type="float">
            <text:p>9.52</text:p>
          </table:table-cell>
          <table:table-cell office:value-type="float" office:value="5.1" calcext:value-type="float">
            <text:p>5.1</text:p>
          </table:table-cell>
          <table:table-cell table:formula="of:=[.I46]+[.J46]" office:value-type="float" office:value="14.62" calcext:value-type="float">
            <text:p>14.6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percentage" office:value="0.0105" calcext:value-type="percentage">
            <text:p>1.05%</text:p>
          </table:table-cell>
          <table:table-cell office:value-type="percentage" office:value="0.0107" calcext:value-type="percentage">
            <text:p>1.07%</text:p>
          </table:table-cell>
          <table:table-cell office:value-type="percentage" office:value="0.0186" calcext:value-type="percentage">
            <text:p>1.86%</text:p>
          </table:table-cell>
          <table:table-cell table:number-columns-repeated="2" office:value-type="percentage" office:value="0.0236" calcext:value-type="percentage">
            <text:p>2.36%</text:p>
          </table:table-cell>
          <table:table-cell office:value-type="percentage" office:value="0.0088" calcext:value-type="percentage">
            <text:p>0.88%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office:value-type="float" office:value="11.86" calcext:value-type="float">
            <text:p>11.86</text:p>
          </table:table-cell>
          <table:table-cell table:formula="of:=[.I47]+[.J47]" office:value-type="float" office:value="11.86" calcext:value-type="float">
            <text:p>11.86</text:p>
          </table:table-cell>
        </table:table-row>
      </table:table>
      <table:table table:name="DB2004" table:style-name="ta1">
        <table:table-column table:style-name="co1" table:default-cell-style-name="Default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10" table:default-cell-style-name="ce2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B1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k</text:p>
          </table:table-cell>
          <table:table-cell table:style-name="ce1" office:value-type="string" calcext:value-type="string" table:number-columns-spanned="1" table:number-rows-spanned="2">
            <text:p>EER</text:p>
          </table:table-cell>
          <table:table-cell table:style-name="ce1" office:value-type="string" calcext:value-type="string" table:number-columns-spanned="4" table:number-rows-spanned="1">
            <text:p>FNMR @ FMR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Precision @ k</text:p>
          </table:table-cell>
          <table:table-cell table:style-name="ce1" office:value-type="string" calcext:value-type="string" table:number-columns-spanned="1" table:number-rows-spanned="2">
            <text:p>Recall @ k</text:p>
          </table:table-cell>
          <table:table-cell table:style-name="ce1" office:value-type="string" calcext:value-type="string" table:number-columns-spanned="3" table:number-rows-spanned="1">
            <text:p>Exec Time (s)</text:p>
          </table:table-cell>
          <table:covered-table-cell table:number-columns-repeated="2" table:style-name="ce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FMR @ 1%</text:p>
          </table:table-cell>
          <table:table-cell table:style-name="ce1" office:value-type="string" calcext:value-type="string">
            <text:p>FMR @ 0.1%</text:p>
          </table:table-cell>
          <table:table-cell table:style-name="ce1" office:value-type="string" calcext:value-type="string">
            <text:p>FMR @ 0.01%</text:p>
          </table:table-cell>
          <table:table-cell table:style-name="ce1" office:value-type="string" calcext:value-type="string">
            <text:p>FMR @ 0%</text:p>
          </table:table-cell>
          <table:covered-table-cell table:number-columns-repeated="2" table:style-name="ce1"/>
          <table:table-cell table:style-name="ce1" office:value-type="string" calcext:value-type="string">
            <text:p>Retrieval</text:p>
          </table:table-cell>
          <table:table-cell table:style-name="ce1" office:value-type="string" calcext:value-type="string">
            <text:p>Scoring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  <table:table-cell table:formula="of:=[.I4]+[.J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  <table:table-cell table:formula="of:=[.I5]+[.J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  <table:table-cell table:formula="of:=[.I6]+[.J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  <table:table-cell table:formula="of:=[.I7]+[.J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  <table:table-cell table:formula="of:=[.I8]+[.J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  <table:table-cell table:formula="of:=[.I9]+[.J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  <table:table-cell table:formula="of:=[.I10]+[.J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  <table:table-cell table:formula="of:=[.I11]+[.J1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DB2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k</text:p>
          </table:table-cell>
          <table:table-cell table:style-name="ce1" office:value-type="string" calcext:value-type="string" table:number-columns-spanned="1" table:number-rows-spanned="2">
            <text:p>EER</text:p>
          </table:table-cell>
          <table:table-cell table:style-name="ce1" office:value-type="string" calcext:value-type="string" table:number-columns-spanned="4" table:number-rows-spanned="1">
            <text:p>FNMR @ FMR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Precision @ k</text:p>
          </table:table-cell>
          <table:table-cell table:style-name="ce1" office:value-type="string" calcext:value-type="string" table:number-columns-spanned="1" table:number-rows-spanned="2">
            <text:p>Recall @ k</text:p>
          </table:table-cell>
          <table:table-cell table:style-name="ce1" office:value-type="string" calcext:value-type="string" table:number-columns-spanned="3" table:number-rows-spanned="1">
            <text:p>Exec Time (s)</text:p>
          </table:table-cell>
          <table:covered-table-cell table:number-columns-repeated="2" table:style-name="ce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FMR @ 1%</text:p>
          </table:table-cell>
          <table:table-cell table:style-name="ce1" office:value-type="string" calcext:value-type="string">
            <text:p>FMR @ 0.1%</text:p>
          </table:table-cell>
          <table:table-cell table:style-name="ce1" office:value-type="string" calcext:value-type="string">
            <text:p>FMR @ 0.01%</text:p>
          </table:table-cell>
          <table:table-cell table:style-name="ce1" office:value-type="string" calcext:value-type="string">
            <text:p>FMR @ 0%</text:p>
          </table:table-cell>
          <table:covered-table-cell table:number-columns-repeated="2" table:style-name="ce1"/>
          <table:table-cell table:style-name="ce1" office:value-type="string" calcext:value-type="string">
            <text:p>Retrieval</text:p>
          </table:table-cell>
          <table:table-cell table:style-name="ce1" office:value-type="string" calcext:value-type="string">
            <text:p>Scoring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  <table:table-cell table:formula="of:=[.I16]+[.J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  <table:table-cell table:formula="of:=[.I17]+[.J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  <table:table-cell table:formula="of:=[.I18]+[.J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  <table:table-cell table:formula="of:=[.I19]+[.J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  <table:table-cell table:formula="of:=[.I20]+[.J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  <table:table-cell table:formula="of:=[.I21]+[.J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  <table:table-cell table:formula="of:=[.I22]+[.J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  <table:table-cell table:formula="of:=[.I23]+[.J23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DB3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k</text:p>
          </table:table-cell>
          <table:table-cell table:style-name="ce1" office:value-type="string" calcext:value-type="string" table:number-columns-spanned="1" table:number-rows-spanned="2">
            <text:p>EER</text:p>
          </table:table-cell>
          <table:table-cell table:style-name="ce1" office:value-type="string" calcext:value-type="string" table:number-columns-spanned="4" table:number-rows-spanned="1">
            <text:p>FNMR @ FMR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Precision @ k</text:p>
          </table:table-cell>
          <table:table-cell table:style-name="ce1" office:value-type="string" calcext:value-type="string" table:number-columns-spanned="1" table:number-rows-spanned="2">
            <text:p>Recall @ k</text:p>
          </table:table-cell>
          <table:table-cell table:style-name="ce1" office:value-type="string" calcext:value-type="string" table:number-columns-spanned="3" table:number-rows-spanned="1">
            <text:p>Exec Time (s)</text:p>
          </table:table-cell>
          <table:covered-table-cell table:number-columns-repeated="2" table:style-name="ce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FMR @ 1%</text:p>
          </table:table-cell>
          <table:table-cell table:style-name="ce1" office:value-type="string" calcext:value-type="string">
            <text:p>FMR @ 0.1%</text:p>
          </table:table-cell>
          <table:table-cell table:style-name="ce1" office:value-type="string" calcext:value-type="string">
            <text:p>FMR @ 0.01%</text:p>
          </table:table-cell>
          <table:table-cell table:style-name="ce1" office:value-type="string" calcext:value-type="string">
            <text:p>FMR @ 0%</text:p>
          </table:table-cell>
          <table:covered-table-cell table:number-columns-repeated="2" table:style-name="ce1"/>
          <table:table-cell table:style-name="ce1" office:value-type="string" calcext:value-type="string">
            <text:p>Retrieval</text:p>
          </table:table-cell>
          <table:table-cell table:style-name="ce1" office:value-type="string" calcext:value-type="string">
            <text:p>Scoring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  <table:table-cell table:formula="of:=[.I28]+[.J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  <table:table-cell table:formula="of:=[.I29]+[.J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  <table:table-cell table:formula="of:=[.I30]+[.J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  <table:table-cell table:formula="of:=[.I31]+[.J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  <table:table-cell table:formula="of:=[.I32]+[.J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  <table:table-cell table:formula="of:=[.I33]+[.J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  <table:table-cell table:formula="of:=[.I34]+[.J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  <table:table-cell table:formula="of:=[.I35]+[.J3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DB4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k</text:p>
          </table:table-cell>
          <table:table-cell table:style-name="ce1" office:value-type="string" calcext:value-type="string" table:number-columns-spanned="1" table:number-rows-spanned="2">
            <text:p>EER</text:p>
          </table:table-cell>
          <table:table-cell table:style-name="ce1" office:value-type="string" calcext:value-type="string" table:number-columns-spanned="4" table:number-rows-spanned="1">
            <text:p>FNMR @ FMR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Precision @ k</text:p>
          </table:table-cell>
          <table:table-cell table:style-name="ce1" office:value-type="string" calcext:value-type="string" table:number-columns-spanned="1" table:number-rows-spanned="2">
            <text:p>Recall @ k</text:p>
          </table:table-cell>
          <table:table-cell table:style-name="ce1" office:value-type="string" calcext:value-type="string" table:number-columns-spanned="3" table:number-rows-spanned="1">
            <text:p>Exec Time (s)</text:p>
          </table:table-cell>
          <table:covered-table-cell table:number-columns-repeated="2" table:style-name="ce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FMR @ 1%</text:p>
          </table:table-cell>
          <table:table-cell table:style-name="ce1" office:value-type="string" calcext:value-type="string">
            <text:p>FMR @ 0.1%</text:p>
          </table:table-cell>
          <table:table-cell table:style-name="ce1" office:value-type="string" calcext:value-type="string">
            <text:p>FMR @ 0.01%</text:p>
          </table:table-cell>
          <table:table-cell table:style-name="ce1" office:value-type="string" calcext:value-type="string">
            <text:p>FMR @ 0%</text:p>
          </table:table-cell>
          <table:covered-table-cell table:number-columns-repeated="2" table:style-name="ce1"/>
          <table:table-cell table:style-name="ce1" office:value-type="string" calcext:value-type="string">
            <text:p>Retrieval</text:p>
          </table:table-cell>
          <table:table-cell table:style-name="ce1" office:value-type="string" calcext:value-type="string">
            <text:p>Scoring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  <table:table-cell table:formula="of:=[.I40]+[.J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  <table:table-cell table:formula="of:=[.I41]+[.J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  <table:table-cell table:formula="of:=[.I42]+[.J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  <table:table-cell table:formula="of:=[.I43]+[.J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  <table:table-cell table:formula="of:=[.I44]+[.J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  <table:table-cell table:formula="of:=[.I45]+[.J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  <table:table-cell table:formula="of:=[.I46]+[.J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7" office:value-type="percentage" office:value="0" calcext:value-type="percentage">
            <text:p>0.00%</text:p>
          </table:table-cell>
          <table:table-cell table:number-columns-repeated="2"/>
          <table:table-cell table:formula="of:=[.I47]+[.J47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16:10:14.0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6T18:29:24.859000000</meta:creation-date>
    <dc:date>2021-07-29T17:03:51.925000000</dc:date>
    <meta:editing-duration>PT9H1M34S</meta:editing-duration>
    <meta:editing-cycles>12</meta:editing-cycles>
    <meta:generator>LibreOffice/7.1.4.2$Windows_X86_64 LibreOffice_project/a529a4fab45b75fefc5b6226684193eb000654f6</meta:generator>
    <meta:document-statistic meta:table-count="5" meta:cell-count="1608" meta:object-count="0"/>
  </office:meta>
</office:document-meta>
</file>